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Table2" style:family="table">
      <style:table-properties style:width="7.5in" fo:break-before="auto" fo:break-after="auto" table:align="left" fo:keep-with-next="auto" style:writing-mode="lr-tb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2.2458in"/>
    </style:style>
    <style:style style:name="Table2.C" style:family="table-column">
      <style:table-column-properties style:column-width="1.6924in"/>
    </style:style>
    <style:style style:name="Table2.D" style:family="table-column">
      <style:table-column-properties style:column-width="2.4778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1" style:family="paragraph">
      <loext:graphic-properties draw:fill-color="#800080"/>
      <style:paragraph-properties fo:text-align="center"/>
    </style:style>
    <style:style style:name="P62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3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4" style:family="paragraph" style:parent-style-name="Standard">
      <style:text-properties officeooo:paragraph-rsid="0048be73"/>
    </style:style>
    <style:style style:name="P65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7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8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3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4" style:family="paragraph" style:parent-style-name="Standard">
      <style:paragraph-properties style:writing-mode="lr-tb"/>
    </style:style>
    <style:style style:name="P75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6" style:family="paragraph" style:parent-style-name="Standard">
      <style:text-properties fo:color="#ff972f" loext:opacity="100%" officeooo:rsid="004e4478" officeooo:paragraph-rsid="004e4478"/>
    </style:style>
    <style:style style:name="P77" style:family="paragraph" style:parent-style-name="Standard">
      <style:text-properties fo:color="#ff972f" loext:opacity="100%"/>
    </style:style>
    <style:style style:name="P78" style:family="paragraph" style:parent-style-name="Standard">
      <style:text-properties officeooo:rsid="004e4478" officeooo:paragraph-rsid="004e4478"/>
    </style:style>
    <style:style style:name="P79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1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2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3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6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7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8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9" style:family="paragraph" style:parent-style-name="Standard">
      <style:paragraph-properties fo:text-align="center" style:justify-single-word="false"/>
      <style:text-properties officeooo:paragraph-rsid="00544b96"/>
    </style:style>
    <style:style style:name="P90" style:family="paragraph" style:parent-style-name="Standard">
      <style:paragraph-properties fo:text-align="start" style:justify-single-word="false"/>
      <style:text-properties officeooo:paragraph-rsid="00544b96"/>
    </style:style>
    <style:style style:name="P91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2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3" style:family="paragraph" style:parent-style-name="Standard">
      <style:text-properties fo:font-size="16pt" style:font-size-asian="16pt" style:font-size-complex="16pt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5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6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97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99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1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2" style:family="paragraph" style:parent-style-name="Standard">
      <style:text-properties officeooo:rsid="005993fb" officeooo:paragraph-rsid="005993fb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4" style:family="paragraph" style:parent-style-name="Standard">
      <style:text-properties officeooo:paragraph-rsid="005e0047"/>
    </style:style>
    <style:style style:name="P105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6" style:family="paragraph" style:parent-style-name="Standard">
      <style:text-properties officeooo:paragraph-rsid="005f9807"/>
    </style:style>
    <style:style style:name="P107" style:family="paragraph" style:parent-style-name="Standard">
      <style:text-properties fo:color="#c9211e" loext:opacity="100%" fo:font-style="normal" style:font-style-asian="normal" style:font-style-complex="normal"/>
    </style:style>
    <style:style style:name="P108" style:family="paragraph" style:parent-style-name="Standard">
      <style:text-properties officeooo:paragraph-rsid="0062ce35"/>
    </style:style>
    <style:style style:name="P109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10" style:family="paragraph" style:parent-style-name="Standard">
      <style:text-properties officeooo:paragraph-rsid="0063f4e6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2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3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4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5" style:family="paragraph" style:parent-style-name="Standard">
      <style:text-properties fo:font-size="20pt" style:font-size-asian="20pt" style:font-size-complex="20pt"/>
    </style:style>
    <style:style style:name="P116" style:family="paragraph" style:parent-style-name="Standard">
      <style:text-properties fo:color="#492300" loext:opacity="100%" fo:font-size="20pt" style:font-size-asian="20pt" style:font-size-complex="20pt"/>
    </style:style>
    <style:style style:name="P117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18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19" style:family="paragraph" style:parent-style-name="Standard">
      <style:text-properties fo:color="#650953" loext:opacity="100%"/>
    </style:style>
    <style:style style:name="P120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1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text-properties fo:font-size="18pt" style:font-size-asian="18pt" style:font-size-complex="18pt"/>
    </style:style>
    <style:style style:name="P124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5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6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27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28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4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5" style:family="paragraph" style:parent-style-name="Standard">
      <style:text-properties fo:color="#1c1c1c" loext:opacity="100%" officeooo:rsid="00862e28" officeooo:paragraph-rsid="00862e28"/>
    </style:style>
    <style:style style:name="P136" style:family="paragraph" style:parent-style-name="Standard">
      <style:text-properties fo:color="#1c1c1c" loext:opacity="100%" officeooo:rsid="00862e28" officeooo:paragraph-rsid="00879fb7"/>
    </style:style>
    <style:style style:name="P137" style:family="paragraph" style:parent-style-name="Standard">
      <style:text-properties fo:color="#ff7b59" loext:opacity="100%"/>
    </style:style>
    <style:style style:name="P138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39" style:family="paragraph" style:parent-style-name="Standard">
      <style:text-properties fo:color="#1c1c1c" loext:opacity="100%" officeooo:rsid="00862e28" officeooo:paragraph-rsid="00880ce0"/>
    </style:style>
    <style:style style:name="P140" style:family="paragraph" style:parent-style-name="Standard">
      <style:paragraph-properties fo:margin-top="0in" fo:margin-bottom="0.0319in" style:contextual-spacing="false"/>
    </style:style>
    <style:style style:name="P141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2" style:family="paragraph" style:parent-style-name="Standard">
      <style:text-properties fo:font-size="21pt" style:font-size-asian="21pt" style:font-size-complex="21pt"/>
    </style:style>
    <style:style style:name="P143" style:family="paragraph" style:parent-style-name="Standard">
      <style:text-properties officeooo:paragraph-rsid="00910b22"/>
    </style:style>
    <style:style style:name="P144" style:family="paragraph" style:parent-style-name="خط_20_سفلي">
      <style:paragraph-properties fo:text-align="end" style:justify-single-word="false" style:writing-mode="rl-tb"/>
    </style:style>
    <style:style style:name="P145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6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47" style:family="paragraph" style:parent-style-name="خط_20_سفلي">
      <style:paragraph-properties fo:margin-top="0in" fo:margin-bottom="0in" style:contextual-spacing="false" fo:line-height="100%"/>
    </style:style>
    <style:style style:name="P148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49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50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51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2" style:family="paragraph" style:parent-style-name="Standard">
      <style:text-properties fo:font-size="18pt" officeooo:paragraph-rsid="009f5d28" style:font-size-asian="18pt" style:font-size-complex="18pt"/>
    </style:style>
    <style:style style:name="P153" style:family="paragraph" style:parent-style-name="Standard">
      <style:text-properties fo:font-size="13pt" style:font-size-asian="13pt" style:font-size-complex="13pt"/>
    </style:style>
    <style:style style:name="P154" style:family="paragraph" style:parent-style-name="Standard">
      <style:paragraph-properties fo:text-align="center" style:justify-single-word="false"/>
      <style:text-properties fo:color="#492300" loext:opacity="100%" fo:font-size="26pt" officeooo:rsid="00a7a333" officeooo:paragraph-rsid="00a7a333" style:font-size-asian="26pt" style:font-size-complex="26pt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0a7a333" officeooo:paragraph-rsid="00a7a33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0a9546f" officeooo:paragraph-rsid="00a9546f"/>
    </style:style>
    <style:style style:name="P157" style:family="paragraph" style:parent-style-name="Standard">
      <style:paragraph-properties style:writing-mode="rl-tb"/>
    </style:style>
    <style:style style:name="P158" style:family="paragraph" style:parent-style-name="Standard">
      <style:paragraph-properties style:writing-mode="lr-tb"/>
      <style:text-properties fo:color="#492300" loext:opacity="100%"/>
    </style:style>
    <style:style style:name="P159" style:family="paragraph" style:parent-style-name="Standard">
      <style:text-properties fo:color="#492300" loext:opacity="100%"/>
    </style:style>
    <style:style style:name="P160" style:family="paragraph" style:parent-style-name="Standard">
      <style:paragraph-properties fo:text-align="end" style:justify-single-word="false" style:writing-mode="rl-tb"/>
      <style:text-properties fo:font-size="19pt" style:font-size-asian="19pt" style:font-size-complex="19pt"/>
    </style:style>
    <style:style style:name="P161" style:family="paragraph" style:parent-style-name="Standard">
      <style:text-properties officeooo:rsid="00b0b1f8" officeooo:paragraph-rsid="00b0b1f8"/>
    </style:style>
    <style:style style:name="P162" style:family="paragraph" style:parent-style-name="Standard">
      <style:text-properties fo:color="#ff8000" loext:opacity="100%"/>
    </style:style>
    <style:style style:name="P163" style:family="paragraph" style:parent-style-name="Standard">
      <style:text-properties fo:color="#ff8000" loext:opacity="100%" style:text-underline-style="long-dash" style:text-underline-width="auto" style:text-underline-color="font-color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0b61970" officeooo:paragraph-rsid="00b61970"/>
    </style:style>
    <style:style style:name="P165" style:family="paragraph" style:parent-style-name="Standard">
      <style:text-properties fo:color="#492300" loext:opacity="100%" officeooo:rsid="00b6892e" officeooo:paragraph-rsid="00b6892e"/>
    </style:style>
    <style:style style:name="P166" style:family="paragraph" style:parent-style-name="Standard">
      <style:paragraph-properties style:writing-mode="lr-tb"/>
      <style:text-properties fo:color="#ff8000" loext:opacity="100%" fo:font-size="17pt" style:font-size-asian="17pt" style:font-size-complex="17pt"/>
    </style:style>
    <style:style style:name="P167" style:family="paragraph" style:parent-style-name="Standard">
      <style:paragraph-properties fo:text-align="end" style:justify-single-word="false" style:writing-mode="rl-tb"/>
      <style:text-properties fo:color="#ff8000" loext:opacity="100%" fo:font-size="17pt" officeooo:rsid="00b8490f" officeooo:paragraph-rsid="00b8490f" style:font-size-asian="17pt" style:font-size-complex="17pt"/>
    </style:style>
    <style:style style:name="P168" style:family="paragraph" style:parent-style-name="خط_20_سفلي">
      <style:text-properties fo:font-size="20pt" style:font-size-asian="20pt" style:font-size-complex="20pt"/>
    </style:style>
    <style:style style:name="P169" style:family="paragraph" style:parent-style-name="Standard">
      <style:paragraph-properties fo:line-height="100%" fo:text-align="center" style:justify-single-word="false"/>
      <style:text-properties officeooo:paragraph-rsid="00ba35c8"/>
    </style:style>
    <style:style style:name="P170" style:family="paragraph" style:parent-style-name="Standard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P171" style:family="paragraph" style:parent-style-name="Standard">
      <style:text-properties fo:color="#2148db" loext:opacity="100%" fo:font-size="21.8999996185303pt" style:font-size-asian="21.8999996185303pt" style:font-size-complex="21.8999996185303pt"/>
    </style:style>
    <style:style style:name="P172" style:family="paragraph" style:parent-style-name="Standard">
      <style:paragraph-properties fo:line-height="100%" fo:text-align="center" style:justify-single-word="false"/>
      <style:text-properties officeooo:paragraph-rsid="00bb7626"/>
    </style:style>
    <style:style style:name="P173" style:family="paragraph" style:parent-style-name="Standard">
      <style:paragraph-properties fo:text-align="end" style:justify-single-word="false" style:writing-mode="rl-tb"/>
      <style:text-properties fo:font-size="20pt" officeooo:rsid="00a7a333" officeooo:paragraph-rsid="00a7a333" style:font-size-asian="20pt" style:font-size-complex="20pt"/>
    </style:style>
    <style:style style:name="P174" style:family="paragraph" style:parent-style-name="Standard">
      <style:text-properties fo:color="#2148db" loext:opacity="100%" fo:font-size="20pt" officeooo:rsid="00be8aeb" officeooo:paragraph-rsid="00be8aeb" style:font-size-asian="20pt" style:font-size-complex="20pt"/>
    </style:style>
    <style:style style:name="P175" style:family="paragraph" style:parent-style-name="Standard">
      <style:text-properties fo:color="#2148db" loext:opacity="100%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0beb84d" officeooo:paragraph-rsid="00beb84d"/>
    </style:style>
    <style:style style:name="P177" style:family="paragraph" style:parent-style-name="Standard">
      <style:paragraph-properties fo:text-align="start" style:justify-single-word="false" style:writing-mode="lr-tb"/>
      <style:text-properties officeooo:rsid="00beb84d" officeooo:paragraph-rsid="00beb84d"/>
    </style:style>
    <style:style style:name="P178" style:family="paragraph" style:parent-style-name="Standard">
      <style:text-properties fo:color="#2148db" loext:opacity="100%" officeooo:paragraph-rsid="00bf0a22"/>
    </style:style>
    <style:style style:name="P179" style:family="paragraph" style:parent-style-name="Standard">
      <style:text-properties fo:color="#2148db" loext:opacity="100%" officeooo:rsid="00bf0a22" officeooo:paragraph-rsid="00bf0a22"/>
    </style:style>
    <style:style style:name="P180" style:family="paragraph" style:parent-style-name="Standard">
      <style:paragraph-properties fo:line-height="100%" fo:text-align="center" style:justify-single-word="false"/>
      <style:text-properties officeooo:paragraph-rsid="00bf5c18"/>
    </style:style>
    <style:style style:name="P181" style:family="paragraph" style:parent-style-name="Standard">
      <style:text-properties officeooo:paragraph-rsid="00c457dc"/>
    </style:style>
    <style:style style:name="P182" style:family="paragraph" style:parent-style-name="Standard">
      <style:paragraph-properties fo:text-align="end" style:justify-single-word="false" style:writing-mode="rl-tb"/>
      <style:text-properties officeooo:paragraph-rsid="00c457dc"/>
    </style:style>
    <style:style style:name="P183" style:family="paragraph" style:parent-style-name="Standard">
      <style:paragraph-properties fo:text-align="center" style:justify-single-word="false" style:writing-mode="lr-tb"/>
      <style:text-properties officeooo:paragraph-rsid="00c457dc"/>
    </style:style>
    <style:style style:name="P184" style:family="paragraph" style:parent-style-name="Standard">
      <style:paragraph-properties fo:text-align="start" style:justify-single-word="false" style:writing-mode="lr-tb"/>
      <style:text-properties officeooo:paragraph-rsid="00c457d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0c457dc" officeooo:paragraph-rsid="00c457dc"/>
    </style:style>
    <style:style style:name="P186" style:family="paragraph" style:parent-style-name="Standard">
      <style:paragraph-properties fo:text-align="center" style:justify-single-word="false" style:writing-mode="rl-tb"/>
      <style:text-properties officeooo:rsid="00c457dc" officeooo:paragraph-rsid="00c457dc"/>
    </style:style>
    <style:style style:name="P187" style:family="paragraph" style:parent-style-name="Standard">
      <style:paragraph-properties fo:text-align="end" style:justify-single-word="false" style:writing-mode="rl-tb"/>
      <style:text-properties officeooo:paragraph-rsid="00c6443b"/>
    </style:style>
    <style:style style:name="P188" style:family="paragraph" style:parent-style-name="Standard">
      <style:paragraph-properties fo:text-align="end" style:justify-single-word="false" style:writing-mode="rl-tb"/>
      <style:text-properties officeooo:paragraph-rsid="00c65939"/>
    </style:style>
    <style:style style:name="P189" style:family="paragraph" style:parent-style-name="Standard">
      <style:paragraph-properties fo:text-align="end" style:justify-single-word="false" style:writing-mode="rl-tb"/>
      <style:text-properties officeooo:paragraph-rsid="00c83ad1"/>
    </style:style>
    <style:style style:name="P190" style:family="paragraph" style:parent-style-name="Standard">
      <style:text-properties fo:font-size="20pt" fo:font-style="normal" style:font-size-asian="20pt" style:font-style-asian="normal" style:font-size-complex="20pt" style:font-style-complex="normal"/>
    </style:style>
    <style:style style:name="P191" style:family="paragraph" style:parent-style-name="Standard">
      <style:text-properties fo:color="#ff860d" loext:opacity="100%" fo:font-size="20pt" style:font-size-asian="20pt" style:font-size-complex="20pt"/>
    </style:style>
    <style:style style:name="P192" style:family="paragraph" style:parent-style-name="Standard">
      <style:paragraph-properties fo:line-height="100%" fo:text-align="center" style:justify-single-word="false"/>
      <style:text-properties officeooo:paragraph-rsid="00cc2053"/>
    </style:style>
    <style:style style:name="P193" style:family="paragraph" style:parent-style-name="Standard">
      <style:paragraph-properties fo:text-align="end" style:justify-single-word="false" style:writing-mode="rl-tb"/>
    </style:style>
    <style:style style:name="P194" style:family="paragraph" style:parent-style-name="Standard">
      <style:paragraph-properties fo:text-align="start" style:justify-single-word="false" style:writing-mode="lr-tb"/>
      <style:text-properties officeooo:paragraph-rsid="00cc2053"/>
    </style:style>
    <style:style style:name="P195" style:family="paragraph" style:parent-style-name="Standard">
      <style:paragraph-properties style:writing-mode="lr-tb"/>
      <style:text-properties officeooo:paragraph-rsid="00cd8a35"/>
    </style:style>
    <style:style style:name="P196" style:family="paragraph" style:parent-style-name="Standard">
      <style:paragraph-properties fo:text-align="end" style:justify-single-word="false" style:writing-mode="rl-tb"/>
      <style:text-properties officeooo:paragraph-rsid="00cf7474"/>
    </style:style>
    <style:style style:name="P197" style:family="paragraph" style:parent-style-name="Standard">
      <style:paragraph-properties fo:text-align="end" style:justify-single-word="false" style:writing-mode="rl-tb"/>
      <style:text-properties officeooo:paragraph-rsid="00d24df5"/>
    </style:style>
    <style:style style:name="P198" style:family="paragraph" style:parent-style-name="Standard">
      <style:paragraph-properties fo:text-align="end" style:justify-single-word="false" style:writing-mode="rl-tb"/>
      <style:text-properties officeooo:paragraph-rsid="00d5418e"/>
    </style:style>
    <style:style style:name="P199" style:family="paragraph" style:parent-style-name="Standard">
      <style:paragraph-properties fo:text-align="start" style:justify-single-word="false" style:writing-mode="lr-tb"/>
      <style:text-properties officeooo:paragraph-rsid="00d5418e"/>
    </style:style>
    <style:style style:name="P200" style:family="paragraph" style:parent-style-name="Standard">
      <style:paragraph-properties fo:text-align="start" style:justify-single-word="false" style:writing-mode="lr-tb"/>
      <style:text-properties officeooo:paragraph-rsid="00d7c63e"/>
    </style:style>
    <style:style style:name="P201" style:family="paragraph" style:parent-style-name="Standard">
      <style:paragraph-properties fo:text-align="end" style:justify-single-word="false" style:writing-mode="rl-tb"/>
      <style:text-properties officeooo:paragraph-rsid="00d8e583"/>
    </style:style>
    <style:style style:name="P202" style:family="paragraph" style:parent-style-name="Standard">
      <style:paragraph-properties fo:text-align="start" style:justify-single-word="false" style:writing-mode="lr-tb"/>
      <style:text-properties officeooo:paragraph-rsid="00d8e583"/>
    </style:style>
    <style:style style:name="P203" style:family="paragraph" style:parent-style-name="Standard">
      <style:paragraph-properties fo:text-align="end" style:justify-single-word="false" style:writing-mode="rl-tb"/>
      <style:text-properties officeooo:paragraph-rsid="00d96592"/>
    </style:style>
    <style:style style:name="P204" style:family="paragraph" style:parent-style-name="Standard">
      <style:paragraph-properties fo:text-align="start" style:justify-single-word="false" style:writing-mode="lr-tb"/>
      <style:text-properties officeooo:paragraph-rsid="00ddf87a"/>
    </style:style>
    <style:style style:name="P205" style:family="paragraph" style:parent-style-name="Standard">
      <style:paragraph-properties fo:text-align="end" style:justify-single-word="false" style:writing-mode="rl-tb"/>
      <style:text-properties officeooo:paragraph-rsid="00ddf87a"/>
    </style:style>
    <style:style style:name="P206" style:family="paragraph" style:parent-style-name="Standard">
      <style:paragraph-properties fo:text-align="start" style:justify-single-word="false" style:writing-mode="lr-tb"/>
      <style:text-properties officeooo:paragraph-rsid="00de5f80"/>
    </style:style>
    <style:style style:name="P207" style:family="paragraph" style:parent-style-name="Standard">
      <style:paragraph-properties fo:text-align="end" style:justify-single-word="false" style:writing-mode="rl-tb"/>
      <style:text-properties officeooo:paragraph-rsid="00de5f80"/>
    </style:style>
    <style:style style:name="P208" style:family="paragraph" style:parent-style-name="Standard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P209" style:family="paragraph" style:parent-style-name="Standard">
      <style:paragraph-properties fo:text-align="start" style:justify-single-word="false" style:writing-mode="lr-tb"/>
      <style:text-properties officeooo:rsid="00e1b9ae" officeooo:paragraph-rsid="00e396ce"/>
    </style:style>
    <style:style style:name="P210" style:family="paragraph" style:parent-style-name="Standard">
      <style:text-properties officeooo:rsid="00e1b9ae" officeooo:paragraph-rsid="00e1b9ae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0e1b9ae" officeooo:paragraph-rsid="00e1b9ae"/>
    </style:style>
    <style:style style:name="P212" style:family="paragraph" style:parent-style-name="Standard">
      <style:paragraph-properties fo:text-align="start" style:justify-single-word="false" style:writing-mode="lr-tb"/>
      <style:text-properties officeooo:rsid="00e1b9ae" officeooo:paragraph-rsid="00e1b9ae"/>
    </style:style>
    <style:style style:name="P213" style:family="paragraph" style:parent-style-name="Standard">
      <style:paragraph-properties fo:text-align="start" style:justify-single-word="false" style:writing-mode="lr-tb"/>
      <style:text-properties officeooo:rsid="00e396ce" officeooo:paragraph-rsid="00e396ce"/>
    </style:style>
    <style:style style:name="P214" style:family="paragraph" style:parent-style-name="Standard">
      <style:text-properties officeooo:rsid="00e396ce" officeooo:paragraph-rsid="00e396ce"/>
    </style:style>
    <style:style style:name="P215" style:family="paragraph" style:parent-style-name="Standard">
      <style:paragraph-properties fo:text-align="end" style:justify-single-word="false" style:writing-mode="rl-tb"/>
      <style:text-properties officeooo:rsid="00e396ce" officeooo:paragraph-rsid="00e396ce"/>
    </style:style>
    <style:style style:name="P216" style:family="paragraph" style:parent-style-name="Standard">
      <style:text-properties officeooo:rsid="00e5250a" officeooo:paragraph-rsid="00e5250a"/>
    </style:style>
    <style:style style:name="P217" style:family="paragraph" style:parent-style-name="Standard">
      <style:paragraph-properties fo:text-align="center" style:justify-single-word="false"/>
      <style:text-properties officeooo:rsid="00e5250a" officeooo:paragraph-rsid="00e5250a"/>
    </style:style>
    <style:style style:name="P218" style:family="paragraph" style:parent-style-name="Standard">
      <style:text-properties officeooo:paragraph-rsid="00e5a10b"/>
    </style:style>
    <style:style style:name="P219" style:family="paragraph" style:parent-style-name="Standard">
      <style:paragraph-properties fo:text-align="end" style:justify-single-word="false" style:writing-mode="rl-tb"/>
      <style:text-properties officeooo:paragraph-rsid="00e81ac7"/>
    </style:style>
    <style:style style:name="P220" style:family="paragraph" style:parent-style-name="Standard">
      <style:paragraph-properties fo:text-align="end" style:justify-single-word="false" style:writing-mode="rl-tb"/>
      <style:text-properties officeooo:paragraph-rsid="00e5a10b"/>
    </style:style>
    <style:style style:name="P221" style:family="paragraph" style:parent-style-name="Standard">
      <style:paragraph-properties fo:text-align="end" style:justify-single-word="false" style:writing-mode="rl-tb"/>
      <style:text-properties officeooo:paragraph-rsid="00e8317d"/>
    </style:style>
    <style:style style:name="P22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2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fo:font-weight="bold" style:font-size-asian="13pt" style:font-name-complex="29LT Bukra Bold3" style:font-size-complex="13pt" loext:padding="0in" loext:border="none"/>
    </style:style>
    <style:style style:name="P22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style:font-size-asian="13pt" style:font-name-complex="29LT Bukra Bold3" style:font-size-complex="13pt"/>
    </style:style>
    <style:style style:name="P22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29LT Bukra Bold3" fo:font-size="13pt" officeooo:rsid="00e8317d" officeooo:paragraph-rsid="00e8317d" style:font-size-asian="13pt" style:font-name-complex="29LT Bukra Bold3" style:font-size-complex="13pt"/>
    </style:style>
    <style:style style:name="P226" style:family="paragraph" style:parent-style-name="Text_20_body">
      <style:paragraph-properties fo:text-align="center" style:justify-single-word="false" style:writing-mode="rl-tb"/>
    </style:style>
    <style:style style:name="P227" style:family="paragraph" style:parent-style-name="Standard">
      <style:paragraph-properties fo:text-align="start" style:justify-single-word="false" style:writing-mode="lr-tb"/>
      <style:text-properties officeooo:paragraph-rsid="00e8317d"/>
    </style:style>
    <style:style style:name="P228" style:family="paragraph" style:parent-style-name="Standard">
      <style:paragraph-properties fo:margin-top="0.3563in" fo:margin-bottom="0.4673in" style:contextual-spacing="false" fo:text-align="center" style:justify-single-word="false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style="normal" officeooo:rsid="00473e7b" style:font-style-asian="normal" style:font-style-complex="normal"/>
    </style:style>
    <style:style style:name="T37" style:family="text">
      <style:text-properties fo:font-style="normal" officeooo:rsid="0048be73" style:font-style-asian="normal" style:font-style-complex="normal"/>
    </style:style>
    <style:style style:name="T38" style:family="text">
      <style:text-properties fo:color="#ff3838" loext:opacity="100%" fo:font-style="normal" officeooo:rsid="0048be73" style:font-style-asian="normal" style:font-style-complex="normal"/>
    </style:style>
    <style:style style:name="T39" style:family="text">
      <style:text-properties fo:font-style="normal" officeooo:rsid="00490289" style:font-style-asian="normal" style:font-style-complex="normal"/>
    </style:style>
    <style:style style:name="T40" style:family="text">
      <style:text-properties fo:font-style="normal" officeooo:rsid="0049db10" style:font-style-asian="normal" style:font-style-complex="normal"/>
    </style:style>
    <style:style style:name="T41" style:family="text">
      <style:text-properties fo:font-style="normal" officeooo:rsid="004b1709" style:font-style-asian="normal" style:font-style-complex="normal"/>
    </style:style>
    <style:style style:name="T42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officeooo:rsid="004ef8ad"/>
    </style:style>
    <style:style style:name="T44" style:family="text">
      <style:text-properties fo:color="#d62e4e" loext:opacity="100%" officeooo:rsid="00512578"/>
    </style:style>
    <style:style style:name="T45" style:family="text">
      <style:text-properties fo:color="#d62e4e" loext:opacity="100%" officeooo:rsid="00524b28"/>
    </style:style>
    <style:style style:name="T46" style:family="text">
      <style:text-properties officeooo:rsid="004f3921"/>
    </style:style>
    <style:style style:name="T47" style:family="text">
      <style:text-properties fo:color="#d62e4e" loext:opacity="100%" fo:font-size="22pt" style:letter-kerning="false" style:language-complex="ar" style:country-complex="EG"/>
    </style:style>
    <style:style style:name="T48" style:family="text">
      <style:text-properties fo:color="#d62e4e" loext:opacity="100%"/>
    </style:style>
    <style:style style:name="T49" style:family="text">
      <style:text-properties fo:font-style="normal" officeooo:rsid="00524b28" style:font-style-asian="normal" style:font-style-complex="normal"/>
    </style:style>
    <style:style style:name="T50" style:family="text">
      <style:text-properties fo:color="#d62e4e" loext:opacity="100%" fo:font-style="normal" officeooo:rsid="0052a9b2" style:font-style-asian="normal" style:font-style-complex="normal"/>
    </style:style>
    <style:style style:name="T51" style:family="text">
      <style:text-properties fo:font-style="normal" officeooo:rsid="0052a9b2" style:font-style-asian="normal" style:font-style-complex="normal"/>
    </style:style>
    <style:style style:name="T52" style:family="text">
      <style:text-properties fo:font-style="normal" officeooo:rsid="0052ac0c" style:font-style-asian="normal" style:font-style-complex="normal"/>
    </style:style>
    <style:style style:name="T53" style:family="text">
      <style:text-properties fo:color="#d62e4e" loext:opacity="100%" fo:font-style="normal" style:font-style-asian="normal" style:font-style-complex="normal"/>
    </style:style>
    <style:style style:name="T54" style:family="text">
      <style:text-properties fo:color="#d62e4e" loext:opacity="100%" fo:font-style="normal" officeooo:rsid="0052ac0c" style:font-style-asian="normal" style:font-style-complex="normal"/>
    </style:style>
    <style:style style:name="T55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6" style:family="text">
      <style:text-properties fo:font-style="normal" officeooo:rsid="00544b96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58" style:family="text">
      <style:text-properties fo:font-style="normal" officeooo:rsid="00547f7a" style:font-style-asian="normal" style:font-style-complex="normal"/>
    </style:style>
    <style:style style:name="T59" style:family="text">
      <style:text-properties officeooo:rsid="00554e7d"/>
    </style:style>
    <style:style style:name="T60" style:family="text">
      <style:text-properties officeooo:rsid="00580073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3" style:family="text">
      <style:text-properties fo:font-style="normal" officeooo:rsid="005e0047" style:font-style-asian="normal" style:font-style-complex="normal"/>
    </style:style>
    <style:style style:name="T64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65" style:family="text">
      <style:text-properties fo:font-style="normal" officeooo:rsid="005f9807" style:font-style-asian="normal" style:font-style-complex="normal"/>
    </style:style>
    <style:style style:name="T66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67" style:family="text">
      <style:text-properties fo:color="#c9211e" loext:opacity="100%" fo:font-style="normal" style:font-style-asian="normal" style:font-style-complex="normal"/>
    </style:style>
    <style:style style:name="T68" style:family="text">
      <style:text-properties fo:font-style="normal" officeooo:rsid="0062ce35" style:font-style-asian="normal" style:font-style-complex="normal"/>
    </style:style>
    <style:style style:name="T69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0" style:family="text">
      <style:text-properties officeooo:rsid="0062ce35"/>
    </style:style>
    <style:style style:name="T71" style:family="text">
      <style:text-properties fo:font-style="normal" officeooo:rsid="0063f4e6" style:font-style-asian="normal" style:font-style-complex="normal"/>
    </style:style>
    <style:style style:name="T72" style:family="text">
      <style:text-properties fo:color="#f21e54" loext:opacity="100%" fo:font-size="20pt" officeooo:rsid="007583b3" style:font-size-asian="20pt" style:font-size-complex="20pt"/>
    </style:style>
    <style:style style:name="T73" style:family="text">
      <style:text-properties fo:font-size="17pt" officeooo:rsid="0076c50f" style:font-size-asian="17pt" style:font-size-complex="17pt" style:font-weight-complex="bold"/>
    </style:style>
    <style:style style:name="T74" style:family="text">
      <style:text-properties fo:font-size="17pt" fo:font-weight="bold" officeooo:rsid="0076c50f" style:font-size-asian="17pt" style:font-size-complex="17pt"/>
    </style:style>
    <style:style style:name="T75" style:family="text">
      <style:text-properties fo:font-size="17pt" officeooo:rsid="0076c50f" style:font-size-asian="17pt" style:font-size-complex="17pt"/>
    </style:style>
    <style:style style:name="T76" style:family="text">
      <style:text-properties style:font-weight-complex="bold"/>
    </style:style>
    <style:style style:name="T77" style:family="text">
      <style:text-properties fo:font-weight="bold"/>
    </style:style>
    <style:style style:name="T78" style:family="text">
      <style:text-properties fo:font-size="17pt" style:font-size-asian="17pt" style:font-size-complex="17pt"/>
    </style:style>
    <style:style style:name="T79" style:family="text">
      <style:text-properties fo:font-size="17pt" style:letter-kerning="false" style:font-size-asian="17pt" style:font-size-complex="17pt" style:language-complex="ar" style:country-complex="EG"/>
    </style:style>
    <style:style style:name="T80" style:family="text">
      <style:text-properties officeooo:rsid="00791a2a"/>
    </style:style>
    <style:style style:name="T81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2" style:family="text">
      <style:text-properties loext:padding="0in" loext:border="none"/>
    </style:style>
    <style:style style:name="T83" style:family="text">
      <style:text-properties officeooo:rsid="007bb2d0"/>
    </style:style>
    <style:style style:name="T84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5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86" style:family="text">
      <style:text-properties officeooo:rsid="00850af0"/>
    </style:style>
    <style:style style:name="T87" style:family="text">
      <style:text-properties fo:color="#168253" loext:opacity="100%"/>
    </style:style>
    <style:style style:name="T88" style:family="text">
      <style:text-properties fo:color="#168253" loext:opacity="100%" officeooo:rsid="0088c26b"/>
    </style:style>
    <style:style style:name="T89" style:family="text">
      <style:text-properties officeooo:rsid="008e13a4"/>
    </style:style>
    <style:style style:name="T90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1" style:family="text">
      <style:text-properties fo:color="#168253" loext:opacity="100%" officeooo:rsid="00910b22"/>
    </style:style>
    <style:style style:name="T92" style:family="text">
      <style:text-properties fo:font-size="21pt" officeooo:rsid="00910b22" style:font-size-asian="21pt" style:font-size-complex="21pt"/>
    </style:style>
    <style:style style:name="T93" style:family="text">
      <style:text-properties fo:font-size="21pt" style:font-size-asian="21pt" style:font-size-complex="21pt"/>
    </style:style>
    <style:style style:name="T94" style:family="text">
      <style:text-properties fo:color="#168253" loext:opacity="100%" fo:font-size="22pt" officeooo:rsid="00910b22" style:letter-kerning="false" style:language-complex="ar" style:country-complex="EG"/>
    </style:style>
    <style:style style:name="T95" style:family="text">
      <style:text-properties fo:color="#168253" loext:opacity="100%" fo:font-size="22pt" officeooo:rsid="009170b3" style:letter-kerning="false" style:language-complex="ar" style:country-complex="EG"/>
    </style:style>
    <style:style style:name="T96" style:family="text">
      <style:text-properties officeooo:rsid="0096bd3f"/>
    </style:style>
    <style:style style:name="T97" style:family="text">
      <style:text-properties officeooo:rsid="00954efd"/>
    </style:style>
    <style:style style:name="T98" style:family="text">
      <style:text-properties officeooo:rsid="009a6264"/>
    </style:style>
    <style:style style:name="T99" style:family="text">
      <style:text-properties officeooo:rsid="009af342"/>
    </style:style>
    <style:style style:name="T100" style:family="text">
      <style:text-properties officeooo:rsid="009f5d28"/>
    </style:style>
    <style:style style:name="T101" style:family="text">
      <style:text-properties style:text-underline-style="none"/>
    </style:style>
    <style:style style:name="T102" style:family="text">
      <style:text-properties officeooo:rsid="00b61970"/>
    </style:style>
    <style:style style:name="T103" style:family="text">
      <style:text-properties fo:color="#ff5429" loext:opacity="100%" fo:font-size="40pt" fo:font-style="normal" officeooo:rsid="00ba35c8" style:font-size-asian="40pt" style:font-style-asian="normal" style:font-size-complex="40pt" style:font-style-complex="normal"/>
    </style:style>
    <style:style style:name="T104" style:family="text">
      <style:text-properties fo:font-size="21.8999996185303pt" fo:font-style="normal" style:font-size-asian="21.8999996185303pt" style:font-style-asian="normal" style:font-size-complex="21.8999996185303pt" style:font-style-complex="normal"/>
    </style:style>
    <style:style style:name="T105" style:family="text">
      <style:text-properties fo:color="#ff5429" loext:opacity="100%" fo:font-size="40pt" fo:font-style="normal" officeooo:rsid="00bb7626" style:font-size-asian="40pt" style:font-style-asian="normal" style:font-size-complex="40pt" style:font-style-complex="normal"/>
    </style:style>
    <style:style style:name="T106" style:family="text">
      <style:text-properties officeooo:rsid="00bce709"/>
    </style:style>
    <style:style style:name="T107" style:family="text">
      <style:text-properties officeooo:rsid="00be8aeb"/>
    </style:style>
    <style:style style:name="T108" style:family="text">
      <style:text-properties fo:color="#ff5429" loext:opacity="100%" fo:font-size="40pt" fo:font-style="normal" officeooo:rsid="00bf5c18" style:font-size-asian="40pt" style:font-style-asian="normal" style:font-size-complex="40pt" style:font-style-complex="normal"/>
    </style:style>
    <style:style style:name="T109" style:family="text">
      <style:text-properties fo:color="#2148db" loext:opacity="100%" fo:font-style="normal" officeooo:rsid="00c457dc" style:font-style-asian="normal" style:font-style-complex="normal"/>
    </style:style>
    <style:style style:name="T110" style:family="text">
      <style:text-properties fo:font-style="normal" officeooo:rsid="00c457dc" style:font-style-asian="normal" style:font-style-complex="normal"/>
    </style:style>
    <style:style style:name="T111" style:family="text">
      <style:text-properties fo:color="#2148db" loext:opacity="100%" fo:font-style="normal" style:font-style-asian="normal" style:font-style-complex="normal"/>
    </style:style>
    <style:style style:name="T112" style:family="text">
      <style:text-properties officeooo:rsid="00c65939"/>
    </style:style>
    <style:style style:name="T113" style:family="text">
      <style:text-properties fo:color="#800080" loext:opacity="100%" fo:font-style="normal" officeooo:rsid="00c6443b" style:font-style-asian="normal" style:font-style-complex="normal"/>
    </style:style>
    <style:style style:name="T114" style:family="text">
      <style:text-properties fo:color="#a1467e" loext:opacity="100%" fo:font-style="normal" officeooo:rsid="00c6443b" style:font-style-asian="normal" style:font-style-complex="normal"/>
    </style:style>
    <style:style style:name="T115" style:family="text">
      <style:text-properties fo:color="#ff0000" loext:opacity="100%" fo:font-style="normal" officeooo:rsid="00c65939" style:font-style-asian="normal" style:font-style-complex="normal"/>
    </style:style>
    <style:style style:name="T116" style:family="text">
      <style:text-properties fo:color="#2148db" loext:opacity="100%" fo:font-style="normal" officeooo:rsid="00c83ad1" style:font-style-asian="normal" style:font-style-complex="normal"/>
    </style:style>
    <style:style style:name="T117" style:family="text">
      <style:text-properties fo:font-size="20pt" fo:font-style="normal" style:font-size-asian="20pt" style:font-style-asian="normal" style:font-size-complex="20pt" style:font-style-complex="normal"/>
    </style:style>
    <style:style style:name="T118" style:family="text">
      <style:text-properties officeooo:rsid="00c9f608"/>
    </style:style>
    <style:style style:name="T119" style:family="text">
      <style:text-properties officeooo:rsid="00cbad6c"/>
    </style:style>
    <style:style style:name="T120" style:family="text">
      <style:text-properties fo:color="#ff5429" loext:opacity="100%" fo:font-size="40pt" fo:font-style="normal" officeooo:rsid="00cc2053" style:font-size-asian="40pt" style:font-style-asian="normal" style:font-size-complex="40pt" style:font-style-complex="normal"/>
    </style:style>
    <style:style style:name="T121" style:family="text">
      <style:text-properties fo:font-style="normal" officeooo:rsid="00cc2053" style:font-style-asian="normal" style:font-style-complex="normal"/>
    </style:style>
    <style:style style:name="T122" style:family="text">
      <style:text-properties fo:color="#481d32" loext:opacity="100%" fo:font-style="normal" officeooo:rsid="00cc2053" style:font-style-asian="normal" style:font-style-complex="normal"/>
    </style:style>
    <style:style style:name="T123" style:family="text">
      <style:text-properties fo:color="#ddb208" loext:opacity="100%" fo:font-style="normal" style:font-style-asian="normal" style:font-style-complex="normal"/>
    </style:style>
    <style:style style:name="T124" style:family="text">
      <style:text-properties fo:font-style="normal" officeooo:rsid="00cd8a35" style:font-style-asian="normal" style:font-style-complex="normal"/>
    </style:style>
    <style:style style:name="T125" style:family="text">
      <style:text-properties fo:color="#2148db" loext:opacity="100%" fo:font-size="22pt" fo:font-style="normal" officeooo:rsid="00cde18c" style:letter-kerning="false" style:font-style-asian="normal" style:language-complex="ar" style:country-complex="EG" style:font-style-complex="normal"/>
    </style:style>
    <style:style style:name="T126" style:family="text">
      <style:text-properties fo:font-style="normal" officeooo:rsid="00cde18c" style:font-style-asian="normal" style:font-style-complex="normal"/>
    </style:style>
    <style:style style:name="T127" style:family="text">
      <style:text-properties fo:color="#611729" loext:opacity="100%" fo:font-style="normal" officeooo:rsid="00cde18c" style:font-style-asian="normal" style:font-style-complex="normal"/>
    </style:style>
    <style:style style:name="T128" style:family="text">
      <style:text-properties fo:color="#acb20c" loext:opacity="100%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color="#acb20c" loext:opacity="100%" fo:font-size="15pt" fo:font-style="normal" officeooo:rsid="00d24df5" style:font-size-asian="15pt" style:font-style-asian="normal" style:font-size-complex="15pt" style:font-style-complex="normal"/>
    </style:style>
    <style:style style:name="T130" style:family="text">
      <style:text-properties fo:color="#472702" loext:opacity="100%" fo:font-style="normal" style:font-style-asian="normal" style:font-style-complex="normal"/>
    </style:style>
    <style:style style:name="T131" style:family="text">
      <style:text-properties fo:color="#472702" loext:opacity="100%" fo:font-style="normal" officeooo:rsid="00d5418e" style:font-style-asian="normal" style:font-style-complex="normal"/>
    </style:style>
    <style:style style:name="T132" style:family="text">
      <style:text-properties fo:font-style="normal" officeooo:rsid="00d5418e" style:font-style-asian="normal" style:font-style-complex="normal"/>
    </style:style>
    <style:style style:name="T133" style:family="text">
      <style:text-properties fo:font-style="normal" style:text-underline-style="solid" style:text-underline-type="double" style:text-underline-width="auto" style:text-underline-color="font-color" officeooo:rsid="00d5418e" style:font-style-asian="normal" style:font-style-complex="normal"/>
    </style:style>
    <style:style style:name="T134" style:family="text">
      <style:text-properties fo:font-style="normal" officeooo:rsid="00d73c21" style:font-style-asian="normal" style:font-style-complex="normal"/>
    </style:style>
    <style:style style:name="T135" style:family="text">
      <style:text-properties fo:font-style="normal" officeooo:rsid="00d7c63e" style:font-style-asian="normal" style:font-style-complex="normal"/>
    </style:style>
    <style:style style:name="T136" style:family="text">
      <style:text-properties fo:color="#472702" loext:opacity="100%" fo:font-style="normal" officeooo:rsid="00d896ea" style:font-style-asian="normal" style:font-style-complex="normal"/>
    </style:style>
    <style:style style:name="T137" style:family="text">
      <style:text-properties fo:color="#472702" loext:opacity="100%" fo:font-style="normal" officeooo:rsid="00d8e583" style:font-style-asian="normal" style:font-style-complex="normal"/>
    </style:style>
    <style:style style:name="T138" style:family="text">
      <style:text-properties fo:color="#472702" loext:opacity="100%" fo:font-size="22pt" fo:font-style="normal" officeooo:rsid="00d8e583" style:font-size-asian="22pt" style:font-style-asian="normal" style:font-size-complex="22pt" style:font-style-complex="normal"/>
    </style:style>
    <style:style style:name="T139" style:family="text">
      <style:text-properties fo:color="#472702" loext:opacity="100%" fo:font-size="22pt" fo:font-style="normal" officeooo:rsid="00d93744" style:font-size-asian="22pt" style:font-style-asian="normal" style:font-size-complex="22pt" style:font-style-complex="normal"/>
    </style:style>
    <style:style style:name="T140" style:family="text">
      <style:text-properties fo:color="#472702" loext:opacity="100%" fo:font-size="22pt" fo:font-style="normal" officeooo:rsid="00d96592" style:font-size-asian="22pt" style:font-style-asian="normal" style:font-size-complex="22pt" style:font-style-complex="normal"/>
    </style:style>
    <style:style style:name="T141" style:family="text">
      <style:text-properties fo:font-style="normal" officeooo:rsid="00ddf87a" style:font-style-asian="normal" style:font-style-complex="normal"/>
    </style:style>
    <style:style style:name="T142" style:family="text">
      <style:text-properties fo:font-style="normal" officeooo:rsid="00de5f80" fo:background-color="#ffff00" loext:char-shading-value="0" style:font-style-asian="normal" style:font-style-complex="normal"/>
    </style:style>
    <style:style style:name="T143" style:family="text">
      <style:text-properties style:font-name="monospace" fo:font-size="20pt" fo:font-style="normal" style:font-size-asian="20pt" style:font-style-asian="normal" style:font-name-complex="monospace" style:font-size-complex="20pt" style:font-style-complex="normal"/>
    </style:style>
    <style:style style:name="T144" style:family="text">
      <style:text-properties officeooo:rsid="00e1e643"/>
    </style:style>
    <style:style style:name="T145" style:family="text">
      <style:text-properties fo:color="#1e6a39" loext:opacity="100%"/>
    </style:style>
    <style:style style:name="T146" style:family="text">
      <style:text-properties officeooo:rsid="00e5250a"/>
    </style:style>
    <style:style style:name="T147" style:family="text">
      <style:text-properties fo:font-style="normal" officeooo:rsid="00e5a10b" style:font-style-asian="normal" style:font-style-complex="normal"/>
    </style:style>
    <style:style style:name="T148" style:family="text">
      <style:text-properties fo:font-size="15pt" fo:font-style="normal" officeooo:rsid="00e668ff" style:font-size-asian="15pt" style:font-style-asian="normal" style:font-size-complex="15pt" style:font-style-complex="normal"/>
    </style:style>
    <style:style style:name="T149" style:family="text">
      <style:text-properties fo:font-size="15pt" fo:font-style="normal" officeooo:rsid="00e81ac7" style:font-size-asian="15pt" style:font-style-asian="normal" style:font-size-complex="15pt" style:font-style-complex="normal"/>
    </style:style>
    <style:style style:name="T150" style:family="text">
      <style:text-properties fo:color="#a1467e" loext:opacity="100%" fo:font-style="normal" officeooo:rsid="00e8317d" style:font-style-asian="normal" style:font-style-complex="normal"/>
    </style:style>
    <style:style style:name="T151" style:family="text">
      <style:text-properties fo:font-style="normal" fo:font-weight="bold" officeooo:rsid="00e5a10b" style:font-style-asian="normal" style:font-style-complex="normal"/>
    </style:style>
    <style:style style:name="T152" style:family="text">
      <style:text-properties fo:color="#1f1f1f" loext:opacity="100%" style:font-name="29LT Bukra Bold3" fo:font-size="13pt" style:font-size-asian="13pt" style:font-name-complex="29LT Bukra Bold3" style:font-size-complex="13pt" loext:padding="0in" loext:border="none"/>
    </style:style>
    <style:style style:name="T153" style:family="text">
      <style:text-properties fo:font-style="normal" style:text-underline-style="none" style:font-style-asian="normal" style:font-style-complex="normal"/>
    </style:style>
    <style:style style:name="T154" style:family="text">
      <style:text-properties fo:font-style="normal" officeooo:rsid="00e8317d" style:font-style-asian="normal" style:font-style-complex="normal"/>
    </style:style>
    <style:style style:name="T155" style:family="text">
      <style:text-properties fo:font-style="normal" officeooo:rsid="00e900f9" style:font-style-asian="normal" style:font-style-complex="normal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ize="20pt" style:font-size-asian="20pt" style:font-size-complex="20pt"/>
    </style:style>
    <style:style style:name="T158" style:family="text">
      <style:text-properties fo:font-size="35pt" fo:text-shadow="1pt 1pt" style:text-underline-style="none" fo:background-color="transparent" loext:char-shading-value="0" style:font-size-asian="35pt" style:font-size-complex="3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01in" svg:stroke-color="#a1467e" draw:marker-start-width="0.2437in" draw:marker-end-width="0.2437in" draw:fill-color="#800080" draw:textarea-horizontal-align="center" draw:textarea-vertical-align="middle" fo:padding-top="0.0346in" fo:padding-bottom="0.0346in" fo:padding-left="0.0346in" fo:padding-right="0.03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P59">&lt;/form&gt;</text:p>
      <text:p text:style-name="P60"><draw:line text:anchor-type="paragraph" draw:z-index="4" draw:name="Horizontal line 5" draw:style-name="gr5" draw:text-style-name="P61" svg:x1="-0.1992in" svg:y1="-0.0161in" svg:x2="7.7827in" svg:y2="-0.0161in"><text:p/></draw:line><text:span text:style-name="Emphasis"><text:span text:style-name="T35">CSS</text:span></text:span></text:p>
      <text:p text:style-name="P62"><text:span text:style-name="Emphasis"><text:span text:style-name="T36">CSS: Cascading Style Sheets</text:span></text:span></text:p>
      <text:p text:style-name="P63"><text:span text:style-name="Emphasis"><text:span text:style-name="T36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4"><text:span text:style-name="Emphasis"><text:span text:style-name="T37">Best way to connect CSS with HTML:</text:span></text:span></text:p>
      <text:p text:style-name="P64"><text:span text:style-name="Emphasis"><text:span text:style-name="T38">External Style Sheet: style.css</text:span></text:span></text:p>
      <text:p text:style-name="P64"><text:span text:style-name="Emphasis"><text:span text:style-name="T37">we use the &lt;link&gt; tag inside the &lt;head&gt; tag of html.</text:span></text:span></text:p>
      <text:p text:style-name="P64"><text:span text:style-name="Emphasis"><text:span text:style-name="T37">&lt;link rel="stylesheet" href="style.css"&gt;</text:span></text:span></text:p>
      <text:p text:style-name="P64"><text:soft-page-break/><text:span text:style-name="Emphasis"><text:span text:style-name="T38">Internal Style Sheet</text:span></text:span></text:p>
      <text:p text:style-name="P65"><text:span text:style-name="Emphasis"><text:span text:style-name="T39">طريقة أخرى لما تكون عايز تنسيق مختلف لصفحة محددة.</text:span></text:span></text:p>
      <text:p text:style-name="P66"><text:span text:style-name="Emphasis"><text:span text:style-name="T39">We write CSS code inside HTML file</text:span></text:span></text:p>
      <text:p text:style-name="P66"><text:span text:style-name="Emphasis"><text:span text:style-name="T39">&lt;head&gt;</text:span></text:span></text:p>
      <text:p text:style-name="P66"><text:span text:style-name="Emphasis"><text:span text:style-name="T39">&lt;style&gt;CSSCode&lt;/style&gt;</text:span></text:span></text:p>
      <text:p text:style-name="P67"><text:span text:style-name="Emphasis"><text:span text:style-name="T39">&lt;/head&gt;</text:span></text:span></text:p>
      <text:p text:style-name="P68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0">Comment in CSS:</text:span></text:span></text:p>
      <text:p text:style-name="P69"><text:span text:style-name="Emphasis"><text:span text:style-name="T40">/*...*/</text:span></text:span></text:p>
      <text:p text:style-name="P70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0">Basic Syntax of CSS:</text:span></text:span></text:p>
      <text:p text:style-name="P71"><text:span text:style-name="Emphasis"><text:span text:style-name="T40">selector {property: value;}</text:span></text:span></text:p>
      <text:p text:style-name="P72"><text:span text:style-name="Emphasis"><text:span text:style-name="T41">selector: المحدد</text:span></text:span></text:p>
      <text:p text:style-name="P73"><text:span text:style-name="Emphasis"><text:span text:style-name="T41">يعني عنصر HTML الذي ستطبق عليه الخاصية.</text:span></text:span></text:p>
      <text:p text:style-name="P74"><text:span text:style-name="Emphasis"><text:span text:style-name="T42">&lt;style&gt;</text:span></text:span></text:p>
      <text:p text:style-name="P75">h1 {</text:p>
      <text:p text:style-name="P75">color: blueviolet;</text:p>
      <text:p text:style-name="P75">}</text:p>
      <text:p text:style-name="P75">p {</text:p>
      <text:p text:style-name="P75">color: rgb(13, 51, 187);</text:p>
      <text:p text:style-name="P75">font-size: larger;</text:p>
      <text:p text:style-name="P75">}</text:p>
      <text:p text:style-name="P75">&lt;/style&gt;</text:p>
      <text:p text:style-name="P76"><text:soft-page-break/>style.css content example</text:p>
      <text:p text:style-name="P77">h2 {</text:p>
      <text:p text:style-name="P77">color: chocolate;</text:p>
      <text:p text:style-name="P77">font-style: italic;</text:p>
      <text:p text:style-name="P77">}</text:p>
      <text:p text:style-name="P78">Link in html file &lt;head&gt;:</text:p>
      <text:p text:style-name="Standard">&lt;link rel="stylesheet" href="style.css" /&gt;</text:p>
      <text:p text:style-name="P78">self-closing tag </text:p>
      <text:p text:style-name="P78">rel: relationship نوع العلاقة ملف نمط</text:p>
      <text:p text:style-name="P79">href: <text:span text:style-name="T43">H</text:span>ypertext reference مسار الملف</text:p>
      <text:p text:style-name="P80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1">Color: </text:p>
      <text:list text:style-name="L1">
        <text:list-item>
          <text:p text:style-name="P82">rgb <text:span text:style-name="T44">red – green – blue (intensity of each color from 0 to 255) </text:span><text:span text:style-name="T45">color: </text:span><text:span text:style-name="T44">rgb(</text:span><text:span text:style-name="T45">255, 0, 0</text:span><text:span text:style-name="T44">)</text:span></text:p>
        </text:list-item>
        <text:list-item>
          <text:p text:style-name="P83"><text:span text:style-name="T46">hex </text:span><text:span text:style-name="T47">color: #ff0000;</text:span></text:p>
        </text:list-item>
        <text:list-item>
          <text:p text:style-name="P83"><text:span text:style-name="T46">name </text:span><text:span text:style-name="T48">color: chocolate;</text:span></text:p>
        </text:list-item>
      </text:list>
      <text:p text:style-name="P84"><text:span text:style-name="Emphasis"><text:span text:style-name="T49">hexadecimal form: #rrggbb (00:ff)=(0:255)</text:span></text:span></text:p>
      <text:p text:style-name="P85"><text:span text:style-name="Emphasis"><text:span text:style-name="T50">color: rgba(255, 0, 0, 0.5)</text:span></text:span></text:p>
      <text:p text:style-name="P85"><text:span text:style-name="Emphasis"><text:span text:style-name="T51">a: alpha = transparency (0.5 = 50%)</text:span></text:span></text:p>
      <text:p text:style-name="P86"><text:span text:style-name="Emphasis"><text:span text:style-name="T52">HSL: hue – saturation – lightness</text:span></text:span></text:p>
      <text:p text:style-name="P86"><text:soft-page-break/><text:span text:style-name="Emphasis"><text:span text:style-name="T52">(0:360 ColorWheel – 0:100% - 0:100%)</text:span></text:span></text:p>
      <text:p text:style-name="P87"><draw:line text:anchor-type="paragraph" draw:z-index="8" draw:name="Horizontal line 8" draw:style-name="gr7" draw:text-style-name="P47" svg:x1="-0.039in" svg:y1="0.5543in" svg:x2="7.4984in" svg:y2="0.5543in"><text:p/></draw:line><text:span text:style-name="Emphasis"><text:span text:style-name="T53">background-color: teal; </text:span></text:span><text:span text:style-name="Emphasis"><text:span text:style-name="T54">لون خلفية العنصر</text:span></text:span></text:p>
      <text:p text:style-name="P88"><text:span text:style-name="Emphasis"><text:span text:style-name="T55">Units</text:span></text:span></text:p>
      <text:p text:style-name="P89"><text:span text:style-name="Emphasis"><text:span text:style-name="T56">Absolute </text:span></text:span><text:span text:style-name="Emphasis"><text:span text:style-name="T57">Length</text:span></text:span><text:span text:style-name="Emphasis"><text:span text:style-name="T56"> – Relative Length</text:span></text:span></text:p>
      <text:p text:style-name="P90"><text:span text:style-name="Emphasis"><text:span text:style-name="T56">Absolute: cm – </text:span></text:span><text:span text:style-name="Emphasis"><text:span text:style-name="T58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<text:span text:style-name="T24">width</text:span>: 500px;</text:p>
      <text:p text:style-name="P59"><text:span text:style-name="T24">height</text:span>: 500px;</text:p>
      <text:p text:style-name="P59">}</text:p>
      <text:p text:style-name="P91">Relative:</text:p>
      <text:p text:style-name="P92">%: relative to the parent elements</text:p>
      <text:p text:style-name="P93">section { <text:s text:c="2"/>/<text:span text:style-name="T59">* CSS File */</text:span></text:p>
      <text:p text:style-name="P93">width: 1000px;</text:p>
      <text:p text:style-name="P93">height: 1000px;</text:p>
      <text:p text:style-name="P93">background-color: aqua;</text:p>
      <text:p text:style-name="P93">}</text:p>
      <text:p text:style-name="P93">div {</text:p>
      <text:p text:style-name="P93">background-color: red;</text:p>
      <text:p text:style-name="P93">width: 100%;</text:p>
      <text:p text:style-name="P93">height: 100%;</text:p>
      <text:p text:style-name="P93">}</text:p>
      <text:p text:style-name="P93"><text:soft-page-break/>&lt;section&gt; &lt;!--<text:span text:style-name="T59">HTML File</text:span>--&gt;</text:p>
      <text:p text:style-name="P93">&lt;div&gt;&lt;/div&gt;</text:p>
      <text:p text:style-name="P93">&lt;/section&gt;</text:p>
      <text:p text:style-name="P94">الابن بيغطي على الأب يعني div covers section</text:p>
      <text:p text:style-name="P95">em = font-size of the parent</text:p>
      <text:p text:style-name="P95">font-size: 2<text:span text:style-name="T60">e</text:span>m; (ضعف خط الأب)</text:p>
      <text:p text:style-name="P96">rem: root em (relative to the root element &lt;html&gt;)</text:p>
      <text:p text:style-name="P97">font-size: 2rem; (&lt;html&gt;خط العنصر ضعف خط)</text:p>
      <text:p text:style-name="P98">حجم الخط الافتراضي في المتصفح: 16px</text:p>
      <text:p text:style-name="P99">rem is the best practice</text:p>
      <text:p text:style-name="P100">عشان بتحل مشكلة التراكم أو التضاعف المتكرر</text:p>
      <text:p text:style-name="P101">vw: viewport <text:span text:style-name="T61">المساحة المرئية من شاشة المتصفح</text:span></text:p>
      <text:p text:style-name="P102">width: 100vw; (100% عرض الشاشة)</text:p>
      <text:p text:style-name="خط_20_سفلي">height: 100vh; (100% ارتفاع الشاشة)</text:p>
      <text:p text:style-name="P103"><text:span text:style-name="Emphasis"><text:span text:style-name="T62">Typography</text:span></text:span></text:p>
      <text:p text:style-name="P104"><text:span text:style-name="Emphasis"><text:span text:style-name="T63">font-family: sans-serif;</text:span></text:span></text:p>
      <text:p text:style-name="Standard"><text:span text:style-name="Emphasis"><text:span text:style-name="T34">font-family: "Segoe UI", sans-serif;</text:span></text:span></text:p>
      <text:p text:style-name="P105"><text:span text:style-name="Emphasis"><text:span text:style-name="T64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6"><text:span text:style-name="Emphasis"><text:span text:style-name="T34">text-transform: uppercase;</text:span></text:span></text:p>
      <text:p text:style-name="P106"><text:soft-page-break/><text:span text:style-name="Emphasis"><text:span text:style-name="T34">text-transform: </text:span></text:span><text:span text:style-name="Emphasis"><text:span text:style-name="T65">lower</text:span></text:span><text:span text:style-name="Emphasis"><text:span text:style-name="T34">case;</text:span></text:span></text:p>
      <text:p text:style-name="P106"><text:span text:style-name="Emphasis"><text:span text:style-name="T34">text-transform: </text:span></text:span><text:span text:style-name="Emphasis"><text:span text:style-name="T65">capitalize</text:span></text:span><text:span text:style-name="Emphasis"><text:span text:style-name="T34">; </text:span></text:span><text:span text:style-name="Emphasis"><text:span text:style-name="T66">(أول حرف من كل كلمة)</text:span></text:span></text:p>
      <text:p text:style-name="Standard"><text:span text:style-name="Emphasis"><text:span text:style-name="T67">p {</text:span></text:span></text:p>
      <text:p text:style-name="P107">font-family: sans-serif;</text:p>
      <text:p text:style-name="P107">font-size: 50px;</text:p>
      <text:p text:style-name="P107">line-height: 100px;</text:p>
      <text:p text:style-name="P107">letter-spacing: 25px;</text:p>
      <text:p text:style-name="P107">word-spacing: 20px;</text:p>
      <text:p text:style-name="P107">text-align: center;</text:p>
      <text:p text:style-name="P107">text-decoration: line-through;</text:p>
      <text:p text:style-name="P107">cursor: pointer;</text:p>
      <text:p text:style-name="P107">font-weight: bolder;</text:p>
      <text:p text:style-name="P107">font-style: italic;</text:p>
      <text:p text:style-name="P107">}</text:p>
      <text:p text:style-name="P108"><text:span text:style-name="Emphasis"><text:span text:style-name="T68">How to import a font from google:</text:span></text:span></text:p>
      <text:p text:style-name="Standard"><text:span text:style-name="Emphasis"><text:span text:style-name="T69">@import url("https://fonts.googleapis.com/css2?family=Momo+Signature&amp;display=swap");</text:span></text:span></text:p>
      <text:p text:style-name="P109">/<text:span text:style-name="T70">* style.css file */</text:span></text:p>
      <text:p text:style-name="P109">h1 {</text:p>
      <text:p text:style-name="P109">font-family: "Momo Signature", cursive;</text:p>
      <text:p text:style-name="P109">font-weight: normal;</text:p>
      <text:p text:style-name="P109">font-style: italic;</text:p>
      <text:p text:style-name="P109">}</text:p>
      <text:p text:style-name="P110"><text:soft-page-break/><text:span text:style-name="Emphasis"><text:span text:style-name="T71">You can create fonts folder inside project then download a font and import it from folder:</text:span></text:span></text:p>
      <text:p text:style-name="Standard"><text:span text:style-name="Emphasis"><text:span text:style-name="T69">@font-face {</text:span></text:span></text:p>
      <text:p text:style-name="P109">font-family: "Impact";</text:p>
      <text:p text:style-name="P109">src: url("fonts/Impact.ttf") format("truetype");</text:p>
      <text:p text:style-name="P109">}</text:p>
      <text:p text:style-name="P109">/* style.css file */</text:p>
      <text:p text:style-name="P109">h1 {</text:p>
      <text:p text:style-name="P109">font-family: Impact;</text:p>
      <text:p text:style-name="P109">font-size: 100px;</text:p>
      <text:p text:style-name="P109">font-style: normal;</text:p>
      <text:p text:style-name="خط_20_سفلي">}</text:p>
      <text:p text:style-name="P111"><text:span text:style-name="Emphasis"><text:span text:style-name="T62">Box</text:span></text:span></text:p>
      <text:p text:style-name="P112">Everything on the website is made up of a box and the box is made up of four things:</text:p>
      <text:list text:style-name="L2">
        <text:list-item>
          <text:p text:style-name="P113">content – المحتوى</text:p>
        </text:list-item>
        <text:list-item>
          <text:p text:style-name="P113">padding – الهامش الداخلي</text:p>
        </text:list-item>
        <text:list-item>
          <text:p text:style-name="P113">border – الإطار</text:p>
        </text:list-item>
        <text:list-item>
          <text:p text:style-name="P113">margin – الهامش الخارجي</text:p>
        </text:list-item>
      </text:list>
      <text:p text:style-name="P114">inspect واستكشف</text:p>
      <text:p text:style-name="P115">div {</text:p>
      <text:p text:style-name="P115">/* border-width: 5px;</text:p>
      <text:p text:style-name="P115"><text:soft-page-break/>border-style: solid;</text:p>
      <text:p text:style-name="P115">border-color: red; */</text:p>
      <text:p text:style-name="P115">/* border: 10px dotted teal; */</text:p>
      <text:p text:style-name="P115">border-top: 2px solid black;</text:p>
      <text:p text:style-name="P115">border-bottom: 2px solid fuchsia;</text:p>
      <text:p text:style-name="P115">}</text:p>
      <text:p text:style-name="P116">-------------------------------------------------------------</text:p>
      <text:p text:style-name="P115">div {</text:p>
      <text:p text:style-name="P115">border: 7px solid red;</text:p>
      <text:p text:style-name="P115">/* padding: 50px; */</text:p>
      <text:p text:style-name="P115">/* padding-top: 50px;</text:p>
      <text:p text:style-name="P115">text-align: right; */</text:p>
      <text:p text:style-name="P115">padding: 25px 50px;</text:p>
      <text:p text:style-name="P115">/* first value for top and bottom</text:p>
      <text:p text:style-name="P115">second value for left and right */</text:p>
      <text:p text:style-name="P115">}</text:p>
      <text:p text:style-name="P117">-------------------------------------------------------------</text:p>
      <text:p text:style-name="P115">div {</text:p>
      <text:p text:style-name="P115">border: 7px solid red;</text:p>
      <text:p text:style-name="P115">/* margin-top: 20px;</text:p>
      <text:p text:style-name="P115">margin-left: 20px; */</text:p>
      <text:p text:style-name="P115"><text:soft-page-break/>/* margin: 50px; */</text:p>
      <text:p text:style-name="P115">margin: 20px 50px;</text:p>
      <text:p text:style-name="P115">}</text:p>
      <text:p text:style-name="P117">-------------------------------------------------------------</text:p>
      <text:p text:style-name="P111"><text:span text:style-name="Emphasis"><text:span text:style-name="T62">BACKGROUND</text:span></text:span></text:p>
      <text:p text:style-name="P115">* { <text:s/>/* (*{properties}) means select all */</text:p>
      <text:p text:style-name="P115">margin: 0;</text:p>
      <text:p text:style-name="P115">}</text:p>
      <text:p text:style-name="P115">div {</text:p>
      <text:p text:style-name="P115">height: 100vh;</text:p>
      <text:p text:style-name="P115">background-color: aquamarine;</text:p>
      <text:p text:style-name="P115">}</text:p>
      <text:p text:style-name="P118">-------------------------------------------------------------</text:p>
      <text:p text:style-name="P115">div {</text:p>
      <text:p text:style-name="P115">height: 100vh;</text:p>
      <text:p text:style-name="P115">background-image: url("");</text:p>
      <text:p text:style-name="P115">background-repeat: no-repeat;</text:p>
      <text:p text:style-name="P115">background-size: cover;</text:p>
      <text:p text:style-name="P115">background-position: top;</text:p>
      <text:p text:style-name="P115">background-attachment: fixed;</text:p>
      <text:p text:style-name="P115">}</text:p>
      <text:p text:style-name="P115"><text:soft-page-break/>div {</text:p>
      <text:p text:style-name="P115">height: 98vh; /* div content is empty so height: 0 auto */</text:p>
      <text:p text:style-name="P115">/* background-image: linear-gradient(blue, green); */</text:p>
      <text:p text:style-name="P115">/* background-image: radial-gradient(yellow, orange); */</text:p>
      <text:p text:style-name="P115">background-image: linear-gradient(to right, blue, green, red);</text:p>
      <text:p text:style-name="P115">background-size: cover;</text:p>
      <text:p text:style-name="P115">}</text:p>
      <text:p text:style-name="P119">div {</text:p>
      <text:p text:style-name="P119">/* div content is empty so height: 0 auto */</text:p>
      <text:p text:style-name="P119">/* background-image: linear-gradient(blue, green); */</text:p>
      <text:p text:style-name="P119">/* background-image: radial-gradient(yellow, orange); */</text:p>
      <text:p text:style-name="P119">background-image: linear-gradient(</text:p>
      <text:p text:style-name="P119">to bottom,</text:p>
      <text:p text:style-name="P119">rgba(58, 58, 211, 0.4),</text:p>
      <text:p text:style-name="P119">rgba(108, 238, 108, 0.3),</text:p>
      <text:p text:style-name="P119">rgba(229, 66, 66, 0.9)</text:p>
      <text:p text:style-name="P119"><text:soft-page-break/>),</text:p>
      <text:p text:style-name="P119">url("https://images.unsplash.com/photo-1761839257469-96c78a7c2dd3?q=80&amp;w=1169&amp;auto=format&amp;fit=crop&amp;ixlib=rb-4.1.0&amp;ixid=M3wxMjA3fDF8MHxwaG90by1wYWdlfHx8fGVufDB8fHx8fA%3D%3D");</text:p>
      <text:p text:style-name="P119">height: 98vh;</text:p>
      <text:p text:style-name="P119">background-size: cover;</text:p>
      <text:p text:style-name="P119">}</text:p>
      <text:p text:style-name="P120">-------------------------------------------------------------</text:p>
      <text:p text:style-name="P115">filter: blur(7px) brightness(70%) contrast(125%);</text:p>
      <text:p text:style-name="P51">filter: grayscale(90%);</text:p>
      <text:p text:style-name="Standard">filter: saturate(50%);</text:p>
      <text:p text:style-name="Standard">filter: opacity(75%);</text:p>
      <text:p text:style-name="P121">-------------------------------------------------------------</text:p>
      <text:p text:style-name="P122"><text:a xlink:type="simple" xlink:href="https://webgradients.com/" text:style-name="Internet_20_link" text:visited-style-name="Visited_20_Internet_20_Link"><text:span text:style-name="T72">Gradient Website</text:span></text:a></text:p>
      <text:p text:style-name="P123">background-image: linear-gradient(to top, #a18cd1 20%, #fbc2eb 50%);</text:p>
      <text:p text:style-name="P124">النسبة بتعبر عن المساحة اللي اللون بيغطيها من الشاشة يعني:</text:p>
      <text:list text:style-name="L3">
        <text:list-item>
          <text:p text:style-name="P125"><text:span text:style-name="T73">مرحلة الثبات الأولى </text:span><text:span text:style-name="T74">(0% - 20%):</text:span><text:span text:style-name="T75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6"><text:soft-page-break/><text:span text:style-name="T76">مرحلة التدرج </text:span><text:span text:style-name="T77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27"><text:span text:style-name="T73">مرحلة الثبات الثانية </text:span><text:span text:style-name="T74">(50% - 100%):</text:span><text:span text:style-name="T75"> بمجرد ما يوصل لـ 50% ويوصل للون الوردي (</text:span><text:span text:style-name="T78">f</text:span><text:span text:style-name="T79">bc2eb#</text:span><text:span text:style-name="T75">) بالكامل، بيكمل باقي الشاشة بنفس اللون ده لحد الآخر. <text:s/></text:span></text:p>
        </text:list-item>
      </text:list>
      <text:p text:style-name="P111"><text:span text:style-name="Emphasis"><text:span text:style-name="T62">Selectors</text:span></text:span></text:p>
      <text:p text:style-name="P128">We have seen <text:span text:style-name="T80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9"><text:span text:style-name="Strong_20_Emphasis"><text:span text:style-name="T81">الميزة</text:span></text:span></text:p>
            </table:table-cell>
            <table:table-cell table:style-name="Table1.A1" office:value-type="string">
              <text:p text:style-name="P130"><text:span text:style-name="Strong_20_Emphasis"><text:span text:style-name="T81">id (الرقم القومي)</text:span></text:span></text:p>
            </table:table-cell>
            <table:table-cell table:style-name="Table1.C1" office:value-type="string">
              <text:p text:style-name="P130"><text:span text:style-name="Strong_20_Emphasis"><text:span text:style-name="T81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31">التكرار</text:p>
          </table:table-cell>
          <table:table-cell table:style-name="Table1.A2" office:value-type="string">
            <text:p text:style-name="P132"><text:span text:style-name="T82">لازم يكون مميز</text:span> (واحد بس في الصفحة كلها).</text:p>
          </table:table-cell>
          <table:table-cell table:style-name="Table1.C2" office:value-type="string">
            <text:p text:style-name="P132"><text:span text:style-name="T82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31">الاستخدا<text:span text:style-name="T83">م</text:span></text:p>
          </table:table-cell>
          <table:table-cell table:style-name="Table1.A2" office:value-type="string">
            <text:p text:style-name="P132">بيستخدم لعنصر واحد فريد (زي الهيدر الرئيسي) أو عشان الـ JavaScript.</text:p>
          </table:table-cell>
          <table:table-cell table:style-name="Table1.C2" office:value-type="string">
            <text:p text:style-name="P132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3">الرمز في CSS</text:p>
          </table:table-cell>
          <table:table-cell table:style-name="Table1.A2" office:value-type="string">
            <text:p text:style-name="P130"><text:span text:style-name="Source_20_Text"><text:span text:style-name="T84">#</text:span></text:span><text:span text:style-name="T85"> (هاش)</text:span></text:p>
          </table:table-cell>
          <table:table-cell table:style-name="Table1.C2" office:value-type="string">
            <text:p text:style-name="P130"><text:span text:style-name="Source_20_Text"><text:span text:style-name="T84">.</text:span></text:span><text:span text:style-name="T85"> (نقطة)</text:span></text:p>
          </table:table-cell>
        </table:table-row>
      </table:table>
      <text:p text:style-name="P134">* select all</text:p>
      <text:p text:style-name="Standard">&lt;body&gt; &lt;!--<text:span text:style-name="T86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5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6">-----------------------------------------------------------</text:p>
      <text:p text:style-name="Standard">&lt;h1 id="priority"&gt;Hello&lt;/h1&gt;</text:p>
      <text:p text:style-name="P137">h1 {</text:p>
      <text:p text:style-name="P137">font-size: 5px;</text:p>
      <text:p text:style-name="P137"><text:soft-page-break/>}</text:p>
      <text:p text:style-name="P137">#priority {</text:p>
      <text:p text:style-name="P137">font-size: 200px;</text:p>
      <text:p text:style-name="P137">color: blueviolet;</text:p>
      <text:p text:style-name="P137">}</text:p>
      <text:p text:style-name="P138">id له أولوية عن ال class وال class له أولوية عن ال tag العادي</text:p>
      <text:p text:style-name="P139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87">/* Everything inside main</text:span><text:span text:style-name="T88">*/</text:span></text:p>
      <text:p text:style-name="Standard">border: 5px solid red;</text:p>
      <text:p text:style-name="Standard"><text:soft-page-break/>} */</text:p>
      <text:p text:style-name="Standard">main * { <text:span text:style-name="T87">/* All tags inside main */</text:span></text:p>
      <text:p text:style-name="Standard">border: 5px solid brown;</text:p>
      <text:p text:style-name="P140">}</text:p>
      <text:p text:style-name="P141">-----------------------------------------------------------</text:p>
      <text:p text:style-name="P142">&lt;!--HTML File--&gt;</text:p>
      <text:p text:style-name="P142">&lt;body&gt;</text:p>
      <text:p text:style-name="P142">&lt;div&gt;</text:p>
      <text:p text:style-name="P142">&lt;p&gt;Hello&lt;/p&gt;</text:p>
      <text:p text:style-name="P142">&lt;/div&gt;</text:p>
      <text:p text:style-name="P142">&lt;p&gt;World&lt;/p&gt;</text:p>
      <text:p text:style-name="P142">&lt;/body&gt;</text:p>
      <text:p text:style-name="P142">/<text:span text:style-name="T89">*CSS*/</text:span></text:p>
      <text:p text:style-name="P142">div p {</text:p>
      <text:p text:style-name="P142">/* only paragraph inside div tag */</text:p>
      <text:p text:style-name="P142">color: crimson;</text:p>
      <text:p text:style-name="P142">}</text:p>
      <text:p text:style-name="P142">p {</text:p>
      <text:p text:style-name="P142">/* Every Paragraph */</text:p>
      <text:p text:style-name="P142">font-style: italic;</text:p>
      <text:p text:style-name="P142">}</text:p>
      <text:p text:style-name="P143"><text:soft-page-break/><text:span text:style-name="T90">div p</text:span><text:span text:style-name="T91">: selects all &lt;p&gt; elements inside &lt;div&gt; elements.</text:span></text:p>
      <text:p text:style-name="P143"><text:span text:style-name="T92">d</text:span><text:span text:style-name="T93">iv &gt; p</text:span><text:span text:style-name="T94">: selects all &lt;p&gt; elements where the parent is a &lt;div&gt; element.</text:span></text:p>
      <text:p text:style-name="خط_20_سفلي"><text:span text:style-name="T90">div + p</text:span><text:span text:style-name="T95">: selects every &lt;p&gt; element immediately after &lt;div&gt; element.</text:span></text:p>
      <text:p text:style-name="P140">&lt;a href="https://www.google.com" target="_blank" rel="noopener noreferrer"&gt;</text:p>
      <text:p text:style-name="P140">GoogleLink</text:p>
      <text:p text:style-name="P140">&lt;/a&gt;</text:p>
      <text:p text:style-name="P144">لينك يفتح في نافذة جديدة آمنة ويمكن تخصيصه عن طريق " ” <text:span text:style-name="T96">=</text:span> <text:span text:style-name="T97">class</text:span></text:p>
      <text:p text:style-name="P145">input[type="email"] { </text:p>
      <text:p text:style-name="P145">border: 2px solid orange; </text:p>
      <text:p text:style-name="P145">}</text:p>
      <text:p text:style-name="P146">attribute selector المحدد الوظيفي</text:p>
      <text:p text:style-name="P146">تخصيص بناءً على الوظيفة أو البيانات الداخلية</text:p>
      <text:p text:style-name="P147">تخصيص جميع حقول الإيميل</text:p>
      <text:p text:style-name="P148">Pseudo Selector</text:p>
      <text:p text:style-name="P149">تخصيص العنصر بناءً على حاله أو مكانه</text:p>
      <text:p text:style-name="P150">: تختار العنصر بناءً على حالته أو موقعه</text:p>
      <text:p text:style-name="P150">:: تختار جزء معين داخل العنصر</text:p>
      <text:p text:style-name="P148"><text:soft-page-break/>:<text:span text:style-name="T98">link الرابط الذي لم يتم النقر عليه بعد</text:span></text:p>
      <text:p text:style-name="P148">:<text:span text:style-name="T99">visited الرابط الذي تم زيارته</text:span></text:p>
      <text:p text:style-name="P148">:<text:span text:style-name="T99">hover الرابط عند مرور المؤشر عليه</text:span></text:p>
      <text:p text:style-name="P148">:<text:span text:style-name="T99">active الرابط لحظة النقر عليه</text:span></text:p>
      <text:p text:style-name="P151">---------------------------------------------------------</text:p>
      <text:p text:style-name="P123">&lt;a href="<text:a xlink:type="simple" xlink:href="https://www.google.com/" text:style-name="Internet_20_link" text:visited-style-name="Visited_20_Internet_20_Link">https://www.google.com</text:a>"&gt;google&lt;/a&gt;</text:p>
      <text:p text:style-name="P123">&lt;a href="<text:a xlink:type="simple" xlink:href="https://www.udemy.com/" text:style-name="Internet_20_link" text:visited-style-name="Visited_20_Internet_20_Link">https://www.udemy.com</text:a>"&gt;udemy&lt;/a&gt;</text:p>
      <text:p text:style-name="P123">&lt;a href="<text:a xlink:type="simple" xlink:href="https://www.wikipedia.com/" text:style-name="Internet_20_link" text:visited-style-name="Visited_20_Internet_20_Link">https://www.wikipedia.com</text:a>"&gt;wikipedia&lt;/a&gt;</text:p>
      <text:p text:style-name="P152">&lt;a href="<text:a xlink:type="simple" xlink:href="https://www.youtube.com/" text:style-name="Internet_20_link" text:visited-style-name="Visited_20_Internet_20_Link">https://www.<text:span text:style-name="T100">youtube</text:span>.com</text:a>"&gt;<text:span text:style-name="T100">youtube</text:span>&lt;/a&gt;</text:p>
      <text:p text:style-name="P115">a:link {</text:p>
      <text:p text:style-name="P115">color: burlywood;</text:p>
      <text:p text:style-name="P115">}</text:p>
      <text:p text:style-name="P115">a:visited {</text:p>
      <text:p text:style-name="P115">color: gray;</text:p>
      <text:p text:style-name="P115">}</text:p>
      <text:p text:style-name="P115">a:hover {</text:p>
      <text:p text:style-name="P115">color: blue;</text:p>
      <text:p text:style-name="P115">}</text:p>
      <text:p text:style-name="P115"><text:span text:style-name="T101">a:active</text:span> {</text:p>
      <text:p text:style-name="P115">color: red;</text:p>
      <text:p text:style-name="P115">}</text:p>
      <text:p text:style-name="Standard"><text:soft-page-break/>&lt;body&gt;</text:p>
      <text:p text:style-name="Standard">&lt;p&gt;Hello World&lt;/p&gt;</text:p>
      <text:p text:style-name="Standard">&lt;/body&gt;</text:p>
      <text:p text:style-name="P153">p {</text:p>
      <text:p text:style-name="P153">/* تنسيق الفقرة الأصلية */</text:p>
      <text:p text:style-name="P153">color: #f14747;</text:p>
      <text:p text:style-name="P153">border: 1px solid #615353;</text:p>
      <text:p text:style-name="P153">padding: 10px;</text:p>
      <text:p text:style-name="P153">}</text:p>
      <text:p text:style-name="P153">/* The content property is mandatory with ::before and ::after */</text:p>
      <text:p text:style-name="P153">/* 1. ::before (قبل) */</text:p>
      <text:p text:style-name="P153">p::before {</text:p>
      <text:p text:style-name="P153">content: "Note💡: ";</text:p>
      <text:p text:style-name="P153">font-weight: bold;</text:p>
      <text:p text:style-name="P153">color: orange;</text:p>
      <text:p text:style-name="P153">}</text:p>
      <text:p text:style-name="P153"/>
      <text:p text:style-name="P153">/* 2. ::after (بعد) */</text:p>
      <text:p text:style-name="P153">p::after {</text:p>
      <text:p text:style-name="P153">content: " ✔️";</text:p>
      <text:p text:style-name="P153">color: green;</text:p>
      <text:p text:style-name="P153">}</text:p>
      <text:p text:style-name="P153"/>
      <text:p text:style-name="P153">/* 3. ::first-letter (الحرف الأول) */</text:p>
      <text:p text:style-name="P153">p::first-letter {</text:p>
      <text:p text:style-name="P153">font-size: 2em; /* ضعف حجم الخط */</text:p>
      <text:p text:style-name="P153">color: blue;</text:p>
      <text:p text:style-name="P153">}</text:p>
      <text:p text:style-name="P154"><text:soft-page-break/>Every HTML element</text:p>
      <text:p text:style-name="P155">له خاصية عرض افتراضية تسمى display وقيمتها إما Block or Inline</text:p>
      <text:p text:style-name="P156">Block تبدأ دائمًا على سطر جديد وتأخذ مساحة عرضها بالكامل.</text:p>
      <text:p text:style-name="P156">Inline لا تبدأ سطر جديد بل تجلس بجانب العنصر اﻵخر في نفس السطر وتأخذ العرض الضروري لمحتواها فقط.</text:p>
      <text:p text:style-name="P157">&lt;div&gt;Block&lt;/div&gt;</text:p>
      <text:p text:style-name="Standard">&lt;span&gt;Inline&lt;/span&gt;</text:p>
      <text:p text:style-name="Standard">&lt;span&gt;Along Side&lt;/span&gt;</text:p>
      <text:p text:style-name="P158">div {</text:p>
      <text:p text:style-name="P159">background-color: aqua;</text:p>
      <text:p text:style-name="P159">width: 100px;</text:p>
      <text:p text:style-name="P159">}</text:p>
      <text:p text:style-name="P159">span {</text:p>
      <text:p text:style-name="P159">background-color: blue;</text:p>
      <text:p text:style-name="P159">}</text:p>
      <text:p text:style-name="P160">عنصر البلوك هيفرض نفسه على السطر كامل وهيجبر ال span يبدأ من السطر اللي تحته.</text:p>
      <text:p text:style-name="P160">لو عنصرين inline ورا بعض في الكود هياجوا بجوار بعضهم.</text:p>
      <text:p text:style-name="P161"><text:soft-page-break/>Inline (like span): any width or height values will have no effect.</text:p>
      <text:p text:style-name="P161">Inline-Block: As Inline but you can apply width and height values.</text:p>
      <text:p text:style-name="P162">span {</text:p>
      <text:p text:style-name="P162">background-color: blue;</text:p>
      <text:p text:style-name="P163">display: inline-block;</text:p>
      <text:p text:style-name="P162">height: 200px;</text:p>
      <text:p text:style-name="P162">}</text:p>
      <text:p text:style-name="خط_20_سفلي">display: none (تخفي العنصر)</text:p>
      <text:p text:style-name="P111"><text:span text:style-name="Emphasis"><text:span text:style-name="T62">Icons</text:span></text:span></text:p>
      <text:p text:style-name="P122"><text:a xlink:type="simple" xlink:href="https://fontawesome.com/" text:style-name="Internet_20_link" text:visited-style-name="Visited_20_Internet_20_Link"><text:span text:style-name="T102">https://fontawesome.com</text:span></text:a></text:p>
      <text:p text:style-name="P164">موقع يحتوي على أيقونات عبارة عن خطوط وليست صور (web fonts)</text:p>
      <text:p text:style-name="Standard">&lt;i class="fa-brands fa-twitter"&gt;&lt;/i&gt;</text:p>
      <text:p text:style-name="P165">i: icon (دلالة)</text:p>
      <text:p text:style-name="P166">&lt;link rel="stylesheet" href="https://cdnjs.cloudflare.com/ajax/libs/font-awesome/7.0.1/css/all.min.css" integrity="sha512-2SwdPD6INVrV/lHTZbO2nodKhrnDdJK9/kg2XD1r9uGqPo1cUbujc+IYdlYdEErWNu69gVcYgdxlmVmzTWnetw==" crossorigin="anonymous" referrerpolicy="no-referrer" /&gt;</text:p>
      <text:p text:style-name="P167"><text:soft-page-break/>التاج اللي فات بيضيف ملف CSS خارجي من قاعدة توزيع محتوى اسمها cdnjs الملف ده بيحتوى على قاعدة الخط بتاع fontawesome عشان يتم عرض اﻷيقون بشكل صحيح.</text:p>
      <text:p text:style-name="P168">fontawesome makes display of icons inline-block </text:p>
      <text:p text:style-name="P169"><text:span text:style-name="Emphasis"><text:span text:style-name="T103">Shadows</text:span></text:span></text:p>
      <text:p text:style-name="Standard"><text:span text:style-name="Emphasis"><text:span text:style-name="T104">div {</text:span></text:span></text:p>
      <text:p text:style-name="P170">background-color: #35024d;</text:p>
      <text:p text:style-name="P170">width: 500px;</text:p>
      <text:p text:style-name="P170">height: 500px;</text:p>
      <text:p text:style-name="P170">box-shadow: 10px 5px 20px orange; /* x y blurriness color */</text:p>
      <text:p text:style-name="P170">}</text:p>
      <text:p text:style-name="P171">h1 {</text:p>
      <text:p text:style-name="P171">font-size: 200px;</text:p>
      <text:p text:style-name="P171">text-align: center;</text:p>
      <text:p text:style-name="P171">font-family: Impact;</text:p>
      <text:p text:style-name="P171">letter-spacing: 10px;</text:p>
      <text:p text:style-name="P171">color: orangered;</text:p>
      <text:p text:style-name="P171">text-shadow: 10px 10px 10px rgb(241, 203, 132);</text:p>
      <text:p text:style-name="P171">}</text:p>
      <text:p text:style-name="P172"><text:soft-page-break/><text:span text:style-name="Emphasis"><text:span text:style-name="T105">Inheritance</text:span></text:span></text:p>
      <text:p text:style-name="P173">بشكل عام، الخصائص التي تؤثر على <text:span text:style-name="T76">التيبوغرافي </text:span><text:span text:style-name="T77">(Typography)</text:span> والنص هي التي تُورث تلقائيًا<text:span text:style-name="T106">، أما</text:span> الخصائص التي تحدد أبعاد العنصر ومساحته <text:span text:style-name="T107">وموقعه </text:span>فهي <text:span text:style-name="T76">لا تُورث</text:span>.</text:p>
      <text:p text:style-name="P174">layout related properties will not be inherited.</text:p>
      <text:p text:style-name="P157">&lt;body&gt;</text:p>
      <text:p text:style-name="Standard">&lt;div class="parent"&gt;</text:p>
      <text:p text:style-name="Standard">Hello</text:p>
      <text:p text:style-name="Standard">&lt;div class="child"&gt;World&lt;/div&gt;</text:p>
      <text:p text:style-name="Standard">&lt;/div&gt;</text:p>
      <text:p text:style-name="Standard">&lt;/body&gt;</text:p>
      <text:p text:style-name="Standard">.parent {</text:p>
      <text:p text:style-name="Standard">color: aquamarine;</text:p>
      <text:p text:style-name="Standard">font-family: sans-serif;</text:p>
      <text:p text:style-name="Standard">font-size: 50px;</text:p>
      <text:p text:style-name="Standard">font-weight: bolder;</text:p>
      <text:p text:style-name="Standard">font-style: italic;</text:p>
      <text:p text:style-name="Standard">padding: 100px; /* not inherited and below */</text:p>
      <text:p text:style-name="Standard">width: 20px;</text:p>
      <text:p text:style-name="Standard"><text:soft-page-break/>height: 20px;</text:p>
      <text:p text:style-name="Standard">background-color: blue;</text:p>
      <text:p text:style-name="Standard">}</text:p>
      <text:p text:style-name="Standard">.child {</text:p>
      <text:p text:style-name="Standard">padding: 20px;</text:p>
      <text:p text:style-name="Standard">}</text:p>
      <text:p text:style-name="P175">--------------------------------------------------------</text:p>
      <text:p text:style-name="Standard">.parent {</text:p>
      <text:p text:style-name="Standard">font-size: 100px;</text:p>
      <text:p text:style-name="Standard">width: 300px;</text:p>
      <text:p text:style-name="Standard">height: 100px;</text:p>
      <text:p text:style-name="Standard">background-color: blue;</text:p>
      <text:p text:style-name="Standard">}</text:p>
      <text:p text:style-name="P176">الابن هياخد نفس الاتساع بتاع اﻷب بصفته بلوك موجود داخله وليس بالوراثة </text:p>
      <text:p text:style-name="P177">width = auto (parent)</text:p>
      <text:p text:style-name="P177">height is not the same</text:p>
      <text:p text:style-name="P178">--------------------------------------------------------</text:p>
      <text:p text:style-name="P179">inherit keyword</text:p>
      <text:p text:style-name="P179">للخصائص التي لا تورث أوتوماتيك</text:p>
      <text:p text:style-name="Standard"><text:soft-page-break/>.child {</text:p>
      <text:p text:style-name="Standard">width: inherit;</text:p>
      <text:p text:style-name="Standard">height: inherit;</text:p>
      <text:p text:style-name="Standard">background-color: inherit;</text:p>
      <text:p text:style-name="خط_20_سفلي">}</text:p>
      <text:p text:style-name="P180"><text:span text:style-name="Emphasis"><text:span text:style-name="T108">Position</text:span></text:span></text:p>
      <text:p text:style-name="P181"><text:span text:style-name="Emphasis"><text:span text:style-name="T109">position: static (Normal Flow)</text:span></text:span></text:p>
      <text:p text:style-name="P182"><text:span text:style-name="Emphasis"><text:span text:style-name="T110">الوضع الثابت الافتراضي: العنصر يتبع التسلسل الافتراضي للمستند.</text:span></text:span></text:p>
      <text:p text:style-name="P183"><text:span text:style-name="Emphasis"><text:span text:style-name="T110">top – left – right – bottom </text:span></text:span></text:p>
      <text:p text:style-name="P183"><text:span text:style-name="Emphasis"><text:span text:style-name="T110">لن يكون لها أي تأثير</text:span></text:span></text:p>
      <text:p text:style-name="P184"><text:span text:style-name="Emphasis"><text:span text:style-name="T109">position: relative (نسبي)</text:span></text:span></text:p>
      <text:p text:style-name="P185">مثل سابقه ولكن يقبل قيم:</text:p>
      <text:p text:style-name="P186"><text:span text:style-name="Emphasis"><text:span text:style-name="T34">top – left – right – bottom</text:span></text:span> </text:p>
      <text:p text:style-name="P185">بالنسبة لموضعه اﻷصلي.</text:p>
      <text:p text:style-name="P184"><text:span text:style-name="Emphasis"><text:span text:style-name="T111">position: </text:span></text:span><text:span text:style-name="Emphasis"><text:span text:style-name="T109">absolute</text:span></text:span><text:span text:style-name="Emphasis"><text:span text:style-name="T111"> (</text:span></text:span><text:span text:style-name="Emphasis"><text:span text:style-name="T109">حر / مطلق</text:span></text:span><text:span text:style-name="Emphasis"><text:span text:style-name="T111">)</text:span></text:span></text:p>
      <text:p text:style-name="P185">يتم وضعه بالنسبة ﻷقرب أب له يكون له خاصية غير static <text:span text:style-name="T112">ولو مفيش أب يبقى بالنسبة ل &lt;html&gt;</text:span></text:p>
      <text:p text:style-name="P184"><text:span text:style-name="Emphasis"><text:span text:style-name="T111">position: </text:span></text:span><text:span text:style-name="Emphasis"><text:span text:style-name="T109">fixed</text:span></text:span><text:span text:style-name="Emphasis"><text:span text:style-name="T111"> (</text:span></text:span><text:span text:style-name="Emphasis"><text:span text:style-name="T109">ثابت</text:span></text:span><text:span text:style-name="Emphasis"><text:span text:style-name="T111">)</text:span></text:span></text:p>
      <text:p text:style-name="P182"><text:soft-page-break/><text:span text:style-name="Emphasis"><text:span text:style-name="T110">يتم وضعه بالنسبة لمنفذ العرض viewport ويظل ثابتًا في مكانه حتى لو المستخدم عمل scroll</text:span></text:span></text:p>
      <text:p text:style-name="P187"><text:span text:style-name="Emphasis"><text:span text:style-name="T113">معلومة: </text:span></text:span><text:span text:style-name="Emphasis"><text:span text:style-name="T114">العنصر body دائمًا يأخذ اتساع width الشاشة بالكامل أما بالنسبة للارتفاع فهو يأخذ فقط ما يكفي height المحتوى داخله.</text:span></text:span></text:p>
      <text:p text:style-name="P188"><text:span text:style-name="Emphasis"><text:span text:style-name="T115">ملحوظة مهمة: position = absolute or fixed</text:span></text:span></text:p>
      <text:p text:style-name="P188"><text:span text:style-name="Emphasis"><text:span text:style-name="T115">بتخرج العنصر من التسلسل الافتراضي للمستند يعني العنصر بيطفو واللي تحته بياخد مكانه.</text:span></text:span></text:p>
      <text:p text:style-name="P181"><text:span text:style-name="Emphasis"><text:span text:style-name="T111">Position: sticky لاصق</text:span></text:span></text:p>
      <text:p text:style-name="P189"><text:span text:style-name="Emphasis"><text:span text:style-name="T116">يتصرف ك relative لحد ما يوصل لنقطة معينة أنت محددها ويقلب fixed</text:span></text:span></text:p>
      <text:p text:style-name="P157"><text:span text:style-name="Emphasis"><text:span text:style-name="T117">&lt;body&gt;</text:span></text:span></text:p>
      <text:p text:style-name="P190">&lt;div class="container"&gt;</text:p>
      <text:p text:style-name="P190">&lt;div class="d one"&gt;&lt;/div&gt;</text:p>
      <text:p text:style-name="P190">&lt;div class="d two"&gt;&lt;/div&gt;</text:p>
      <text:p text:style-name="P190">&lt;div class="d three"&gt;&lt;/div&gt;</text:p>
      <text:p text:style-name="P190">&lt;/div&gt;</text:p>
      <text:p text:style-name="P190">&lt;/body&gt;</text:p>
      <text:p text:style-name="P191">.container {</text:p>
      <text:p text:style-name="P191">width: 900px;</text:p>
      <text:p text:style-name="P191">height: 800px;</text:p>
      <text:p text:style-name="P191">background-color: black;</text:p>
      <text:p text:style-name="P191"><text:soft-page-break/>}</text:p>
      <text:p text:style-name="P191">.d {</text:p>
      <text:p text:style-name="P191">width: 200px;</text:p>
      <text:p text:style-name="P191">height: 200px;</text:p>
      <text:p text:style-name="P191">}</text:p>
      <text:p text:style-name="P191">.one {</text:p>
      <text:p text:style-name="P191">background-color: brown;</text:p>
      <text:p text:style-name="P191">position: relative;</text:p>
      <text:p text:style-name="P191">left: 100px;</text:p>
      <text:p text:style-name="P191">}</text:p>
      <text:p text:style-name="P191">.two {</text:p>
      <text:p text:style-name="P191">background-color: blue;</text:p>
      <text:p text:style-name="P191">position: absolute;</text:p>
      <text:p text:style-name="P191">top: 500px;</text:p>
      <text:p text:style-name="P191">}</text:p>
      <text:p text:style-name="P191">.three {</text:p>
      <text:p text:style-name="P191">background-color: burlywood;</text:p>
      <text:p text:style-name="P191">/* position: fixed; */</text:p>
      <text:p text:style-name="P191">top: 0;</text:p>
      <text:p text:style-name="P191">position: sticky;</text:p>
      <text:p text:style-name="P191">}</text:p>
      <text:p text:style-name="P144"><text:soft-page-break/>sticky <text:span text:style-name="T118">في البداية بيتصرف ك relative ويحل محل اللي فوقه وبعد كدا مع scroll عند top = 0 يعني لما العنصر يلتصق بأعلى الشاشة بيتحول ل fixed </text:span><text:span text:style-name="T119">ويثبت في مكانه.</text:span> </text:p>
      <text:p text:style-name="P192"><text:span text:style-name="Emphasis"><text:span text:style-name="T120">Flexbox</text:span></text:span></text:p>
      <text:p text:style-name="P193"><text:span text:style-name="Emphasis"><text:span text:style-name="T34">ن</text:span></text:span><text:span text:style-name="Emphasis"><text:span text:style-name="T121">ظام تخطيط أحادي البعد يستخدم لترتيب العناصر في صف واحد أو عمود واحد.</text:span></text:span></text:p>
      <text:p text:style-name="P194"><text:span text:style-name="Emphasis"><text:span text:style-name="T122">Main Axis: </text:span></text:span><text:span text:style-name="Emphasis"><text:span text:style-name="T121">اتجاه العناصر سواء صف أو عمود</text:span></text:span></text:p>
      <text:p text:style-name="P194"><text:span text:style-name="Emphasis"><text:span text:style-name="T122">Cross Axis:</text:span></text:span><text:span text:style-name="Emphasis"><text:span text:style-name="T121"> المحور المتقاطع ده المحور العمودي على المحور الرئيس <text:s/></text:span></text:span></text:p>
      <text:p text:style-name="Standard"><text:span text:style-name="Emphasis"><text:span text:style-name="T123">display: flix; تفعلها للعنصر اﻷب عشان ترتب جواه</text:span></text:span></text:p>
      <text:p text:style-name="Standard"><text:span text:style-name="Emphasis"><text:span text:style-name="T123">flex-direction: Main Axis Direction</text:span></text:span></text:p>
      <text:p text:style-name="P74"><text:span text:style-name="Emphasis"><text:span text:style-name="T34">div&gt;.child*8 </text:span></text:span><text:span text:style-name="Emphasis"><text:span text:style-name="T124">(Emmet Abbreviation)</text:span></text:span></text:p>
      <text:p text:style-name="P195"><text:span text:style-name="Emphasis"><text:span text:style-name="T124">Emmet: built-in plugin in </text:span></text:span><text:span text:style-name="Emphasis"><text:span text:style-name="T125">vs code</text:span></text:span><text:span text:style-name="Emphasis"><text:span text:style-name="T124"> enable</text:span></text:span><text:span text:style-name="Emphasis"><text:span text:style-name="T126">s</text:span></text:span><text:span text:style-name="Emphasis"><text:span text:style-name="T124"> us to write long html code with an abbreviation</text:span></text:span></text:p>
      <text:p text:style-name="P196"><text:span text:style-name="Emphasis"><text:span text:style-name="T127">ده يعمل عنصر div بداخله 8 أبناء “class=”child</text:span></text:span></text:p>
      <text:p text:style-name="P74"><text:span text:style-name="Emphasis"><text:span text:style-name="T128">margin: 100px auto;</text:span></text:span></text:p>
      <text:p text:style-name="P197"><text:span text:style-name="Emphasis"><text:span text:style-name="T129">بيخلي الهوامش الخارجية 100 من فوق وتحت ويمين ويسار بيخصم عرض العنصر من عرض الصفحة ويقسم النتيجة على 2 عشان يوزع يمين ويسار بالتساوي بشكل ديناميكي فيعمل توسيط إنما لو كتبت قيمة ثابتة بيوزعها في اﻷربع نواحي بدون توسيط.</text:span></text:span></text:p>
      <text:p text:style-name="P74"><text:span text:style-name="Emphasis"><text:span text:style-name="T130">flex-direction: row-reverse; </text:span></text:span></text:p>
      <text:p text:style-name="P198"><text:soft-page-break/><text:span text:style-name="Emphasis"><text:span text:style-name="T131">هو property خاصة باﻷب وله أربع قيم: </text:span></text:span></text:p>
      <text:p text:style-name="P199"><text:span text:style-name="Emphasis"><text:span text:style-name="T131">row | row-reverse | column | column-reverse</text:span></text:span></text:p>
      <text:p text:style-name="P199"><text:span text:style-name="Emphasis"><text:span text:style-name="T132">justify-content: </text:span></text:span></text:p>
      <text:p text:style-name="P198"><text:span text:style-name="Emphasis"><text:span text:style-name="T132">property خاصة باﻷب وتستخدم لمحاذاة العناصر على </text:span></text:span><text:span text:style-name="Emphasis"><text:span text:style-name="T133">المحور الرئيسي</text:span></text:span><text:span text:style-name="Emphasis"><text:span text:style-name="T132">.</text:span></text:span></text:p>
      <text:p text:style-name="P199"><text:span text:style-name="Emphasis"><text:span text:style-name="T132">Values: </text:span></text:span><text:span text:style-name="Emphasis"><text:span text:style-name="T134">center | end | space-around</text:span></text:span></text:p>
      <text:p text:style-name="P200"><text:span text:style-name="Emphasis"><text:span text:style-name="T135">space-between |</text:span></text:span><text:span text:style-name="Emphasis"><text:span text:style-name="T34"> space-evenly</text:span></text:span></text:p>
      <text:p text:style-name="Standard"><text:span text:style-name="Emphasis"><text:span text:style-name="T130">flex-wrap: nowrap; </text:span></text:span><text:span text:style-name="Emphasis"><text:span text:style-name="T136">or wrap or wrap-reverse</text:span></text:span></text:p>
      <text:p text:style-name="P201"><text:span text:style-name="Emphasis"><text:span text:style-name="T137">خاصية للأب تحدد سلوك اﻷبناء عند اكتمال المساحة</text:span></text:span></text:p>
      <text:p text:style-name="P202"><text:span text:style-name="Emphasis"><text:span text:style-name="T138">nowrap: تبقى جميع العناصر على سطح واحد حتى <text:s/>لو اضطرت للانكماش أو تجاوز الحدود</text:span></text:span></text:p>
      <text:p text:style-name="P202"><text:span text:style-name="Emphasis"><text:span text:style-name="T138">wrap: تنتقل العناصر المتبقية إلى سطر جديد بالترتيب الطبيعي</text:span></text:span></text:p>
      <text:p text:style-name="P202"><text:span text:style-name="Emphasis"><text:span text:style-name="T138">wrap-reverse: </text:span></text:span><text:span text:style-name="Emphasis"><text:span text:style-name="T139">عكس اتجاه المحور المتقاطع</text:span></text:span></text:p>
      <text:p text:style-name="P203"><text:span text:style-name="Emphasis"><text:span text:style-name="T140">يعني المحور المتقاطع بدل ما كان اتجاهه من اﻷعلى لﻷسفل وكل ما تضيف قيمة جديدة تنزل تحت أصبح اتجاهه من اﻷسفل للأعلى وكل ما تضيف قيمة جديدة بتطلع لفوق</text:span></text:span></text:p>
      <text:p text:style-name="P204"><text:span text:style-name="Emphasis"><text:span text:style-name="T141">align-items:</text:span></text:span></text:p>
      <text:p text:style-name="P205"><text:span text:style-name="Emphasis"><text:span text:style-name="T141">محاذاة العناصر على المحور المتقاطع</text:span></text:span></text:p>
      <text:p text:style-name="P204"><text:span text:style-name="Emphasis"><text:span text:style-name="T141">Values: start | end | center</text:span></text:span></text:p>
      <text:p text:style-name="P206"><text:soft-page-break/><text:span text:style-name="Emphasis"><text:span text:style-name="T142">align-items: center</text:span></text:span></text:p>
      <text:p text:style-name="P206"><text:span text:style-name="Emphasis"><text:span text:style-name="T142">justify-content: center</text:span></text:span></text:p>
      <text:p text:style-name="P207"><text:span text:style-name="Emphasis"><text:span text:style-name="T142">يخلي اﻷبناء في مركز الحاوية بالضبط</text:span></text:span></text:p>
      <text:p text:style-name="Standard"><text:span text:style-name="Emphasis"><text:span text:style-name="T143">&lt;!DOCTYPE html&gt;</text:span></text:span></text:p>
      <text:p text:style-name="P208">&lt;html lang="en"&gt;</text:p>
      <text:p text:style-name="P208">&lt;head&gt;</text:p>
      <text:p text:style-name="P208">&lt;meta charset="UTF-8" /&gt;</text:p>
      <text:p text:style-name="P208">&lt;meta name="viewport" content="width=device-width, initial-scale=1.0" /&gt;</text:p>
      <text:p text:style-name="P208">&lt;title&gt;صفحتي&lt;/title&gt;</text:p>
      <text:p text:style-name="P208">&lt;link rel="stylesheet" href="style.css" /&gt;</text:p>
      <text:p text:style-name="P208">&lt;/head&gt;</text:p>
      <text:p text:style-name="P208">&lt;body&gt;</text:p>
      <text:p text:style-name="P208">&lt;div class="container"&gt;</text:p>
      <text:p text:style-name="P208">&lt;div class="child"&gt;1&lt;/div&gt;</text:p>
      <text:p text:style-name="P208">&lt;div class="child"&gt;2&lt;/div&gt;</text:p>
      <text:p text:style-name="P208">&lt;div class="child"&gt;3&lt;/div&gt;</text:p>
      <text:p text:style-name="P208">&lt;div class="child"&gt;4&lt;/div&gt;</text:p>
      <text:p text:style-name="P208">&lt;div class="child"&gt;5&lt;/div&gt;</text:p>
      <text:p text:style-name="P208">&lt;/div&gt;</text:p>
      <text:p text:style-name="P208">&lt;/body&gt;</text:p>
      <text:p text:style-name="P208">&lt;/html&gt;</text:p>
      <text:p text:style-name="P208"><text:soft-page-break/>* {</text:p>
      <text:p text:style-name="P208">margin: 0;</text:p>
      <text:p text:style-name="P208">padding: 0;</text:p>
      <text:p text:style-name="P208">}</text:p>
      <text:p text:style-name="P208">body {</text:p>
      <text:p text:style-name="P208">height: 100vh;</text:p>
      <text:p text:style-name="P208">background-color: violet;</text:p>
      <text:p text:style-name="P208">}</text:p>
      <text:p text:style-name="P208">.container {</text:p>
      <text:p text:style-name="P208">border: 10px solid red;</text:p>
      <text:p text:style-name="P208">width: 600px;</text:p>
      <text:p text:style-name="P208">height: 600px;</text:p>
      <text:p text:style-name="P208">margin: 100px auto;</text:p>
      <text:p text:style-name="P208">display: flex;</text:p>
      <text:p text:style-name="P208">/* flex-direction: row;</text:p>
      <text:p text:style-name="P208">flex-wrap: nowrap; */</text:p>
      <text:p text:style-name="P208">justify-content: end;</text:p>
      <text:p text:style-name="P208">align-items: end;</text:p>
      <text:p text:style-name="P208">}</text:p>
      <text:p text:style-name="P208">.container .child {</text:p>
      <text:p text:style-name="P208">width: 50px;</text:p>
      <text:p text:style-name="P208">height: 50px;</text:p>
      <text:p text:style-name="P208"><text:soft-page-break/>background-color: cadetblue;</text:p>
      <text:p text:style-name="P208">margin: 7px;</text:p>
      <text:p text:style-name="P208">text-align: center;</text:p>
      <text:p text:style-name="P208">}</text:p>
      <text:p text:style-name="P209">------------------------------------------------------------</text:p>
      <text:p text:style-name="P210">align-content:</text:p>
      <text:p text:style-name="P211">خاصية تتحكم في توزيع الصفوف lines يعني الخطوط كاملة على المحور المتقاطع وبالتالي لازم يكون عندك أكتر من صف يعني:</text:p>
      <text:p text:style-name="P212">flex-warp: wrap <text:span text:style-name="T144">(nowrap متنفعش)</text:span></text:p>
      <text:p text:style-name="P212">------------------------------------------------------------</text:p>
      <text:p text:style-name="P213">Children Properties:</text:p>
      <text:p text:style-name="P74">.my-item {</text:p>
      <text:p text:style-name="P74">flex: 1 0 200px; <text:span text:style-name="T145">/* flex-grow: 1, flex-shrink: 0, flex-basis: 200px */</text:span></text:p>
      <text:p text:style-name="P74">}</text:p>
      <text:p text:style-name="P214">grow معامل النمو shrink معامل الانكماش</text:p>
      <text:p text:style-name="P214">basis الحجم اﻷولي</text:p>
      <text:p text:style-name="P215">order ترتيبه بغض النظر عن ترتيبه في <text:span text:style-name="T146">كود ال html</text:span></text:p>
      <text:p text:style-name="P216">order default value is zero</text:p>
      <text:p text:style-name="P217">وبيبدأ من الصفر</text:p>
      <text:p text:style-name="P218"><text:soft-page-break/><text:span text:style-name="Emphasis"><text:span text:style-name="T147">align-self: start | end | center </text:span></text:span><text:span text:style-name="Emphasis"><text:span text:style-name="T148">ع المحور المتقاطع</text:span></text:span></text:p>
      <text:p text:style-name="P219"><text:span text:style-name="Emphasis"><text:span text:style-name="T149">الخصائص التي تبدأ ب align تعمل على المحور المتقاطع</text:span></text:span></text:p>
      <text:p text:style-name="P220"><text:span text:style-name="Emphasis"><text:span text:style-name="T147">بتسمح لعنصر الابن يلغي قواعد المحاذاة بتاع اﻷب ويحدد محاذاة لنفسه.</text:span></text:span></text:p>
      <text:p text:style-name="P221"><text:span text:style-name="Emphasis"><text:span text:style-name="T150">شرح grow</text:span></text:span></text:p>
      <text:p text:style-name="P220"><text:span text:style-name="Emphasis"><text:span text:style-name="T147">تخيل عندك حاوية عرضها </text:span></text:span><text:span text:style-name="Emphasis"><text:span text:style-name="T151">1000px</text:span></text:span><text:span text:style-name="Emphasis"><text:span text:style-name="T147"> وفيها 3 عناصر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22"><text:span text:style-name="Strong_20_Emphasis"><text:span text:style-name="T152">العنصر</text:span></text:span></text:p>
            </table:table-cell>
            <table:table-cell table:style-name="Table2.A1" office:value-type="string">
              <text:p text:style-name="P222"><text:span text:style-name="Strong_20_Emphasis"><text:span text:style-name="T152">flex-basis (الحجم الأولي)</text:span></text:span></text:p>
            </table:table-cell>
            <table:table-cell table:style-name="Table2.A1" office:value-type="string">
              <text:p text:style-name="P222"><text:span text:style-name="Strong_20_Emphasis"><text:span text:style-name="T152">flex-grow</text:span></text:span></text:p>
            </table:table-cell>
            <table:table-cell table:style-name="Table2.A1" office:value-type="string">
              <text:p text:style-name="P222"><text:span text:style-name="Strong_20_Emphasis"><text:span text:style-name="T152">حصة النمو (من المساحة الفارغة)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23">A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1</text:p>
          </table:table-cell>
          <table:table-cell table:style-name="Table2.A1" office:value-type="string">
            <text:p text:style-name="P225">1 / 6</text:p>
          </table:table-cell>
        </table:table-row>
        <table:table-row>
          <table:table-cell table:style-name="Table2.A1" office:value-type="string">
            <text:p text:style-name="P223">B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2</text:p>
          </table:table-cell>
          <table:table-cell table:style-name="Table2.A1" office:value-type="string">
            <text:p text:style-name="P225">2 / 6</text:p>
          </table:table-cell>
        </table:table-row>
        <table:table-row>
          <table:table-cell table:style-name="Table2.A1" office:value-type="string">
            <text:p text:style-name="P223">C</text:p>
          </table:table-cell>
          <table:table-cell table:style-name="Table2.A1" office:value-type="string">
            <text:p text:style-name="P224">100px</text:p>
          </table:table-cell>
          <table:table-cell table:style-name="Table2.A1" office:value-type="string">
            <text:p text:style-name="P223">3</text:p>
          </table:table-cell>
          <table:table-cell table:style-name="Table2.A1" office:value-type="string">
            <text:p text:style-name="P225">3 / 6</text:p>
          </table:table-cell>
        </table:table-row>
      </table:table>
      <text:p text:style-name="P226"><text:span text:style-name="Emphasis"><text:span text:style-name="T153">النتيجة:</text:span></text:span></text:p>
      <text:p text:style-name="P227"><text:span text:style-name="Emphasis"><text:span text:style-name="T154">A = 700px * 0.6</text:span></text:span></text:p>
      <text:p text:style-name="P227"><text:span text:style-name="Emphasis"><text:span text:style-name="T154">B = 700px * (2 / 6)</text:span></text:span></text:p>
      <text:p text:style-name="P227"><text:span text:style-name="Emphasis"><text:span text:style-name="T154">C = 700px * (3 / 6)</text:span></text:span></text:p>
      <text:p text:style-name="Standard"><text:span text:style-name="Emphasis"><text:span text:style-name="T154">A (final width) = 100px + 116.7</text:span></text:span><text:span text:style-name="Emphasis"><text:span text:style-name="T155">px</text:span></text:span></text:p>
      <text:p text:style-name="Standard"><text:span text:style-name="Emphasis"><text:span text:style-name="T156">flex-grow default value is 0 while flex-shrink</text:span></text:span></text:p>
      <text:p text:style-name="Standard"><text:span text:style-name="Emphasis">default value is 1</text:span></text:p>
      <text:p text:style-name="P193"><text:span text:style-name="Emphasis"><text:span text:style-name="T157">عشان دائمًا العنصر ينكمش وياخد جزء من الحاوية وميخرجش برا بدل ما ياخد الحجم الأصلي.</text:span></text:span></text:p>
      <text:p text:style-name="P228"><text:a xlink:type="simple" xlink:href="https://flexboxfroggy.com/" text:style-name="Internet_20_link" text:visited-style-name="Visited_20_Internet_20_Link"><text:span text:style-name="T158">https://flexboxfroggy.com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21T16:53:45.097319340</dc:date>
    <meta:editing-cycles>175</meta:editing-cycles>
    <meta:editing-duration>P2DT4H27M11S</meta:editing-duration>
    <meta:generator>LibreOffice/25.2.6.2$Linux_X86_64 LibreOffice_project/520$Build-2</meta:generator>
    <meta:print-date>2025-11-19T17:06:25.298129793</meta:print-date>
    <meta:printed-by>PDF files</meta:printed-by>
    <meta:document-statistic meta:table-count="2" meta:image-count="0" meta:object-count="0" meta:page-count="40" meta:paragraph-count="756" meta:word-count="2896" meta:character-count="19799" meta:non-whitespace-character-count="17632"/>
    <meta:user-defined meta:name="AppVersion">15.0000</meta:user-defined>
    <meta:template xlink:type="simple" xlink:actuate="onRequest" xlink:title="Normal" xlink:href=""/>
  </office:meta>
</office:document-meta>
</file>